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icrosoftSansSerif1" svg:font-family="MicrosoftSansSerif"/>
    <style:font-face style:name="Tahoma1" svg:font-family="Tahoma"/>
    <style:font-face style:name="Arial" svg:font-family="Arial" style:font-pitch="variable"/>
    <style:font-face style:name="Liberation Serif1" svg:font-family="'Liberation Serif'" style:font-pitch="variable"/>
    <style:font-face style:name="MicrosoftSansSerif" svg:font-family="MicrosoftSansSerif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9cm" svg:stroke-color="#000000" draw:stroke-linejoin="miter" svg:stroke-linecap="square" draw:fill="solid" draw:fill-color="#000000" fo:padding-top="0.004cm" fo:padding-bottom="0.004cm" fo:padding-left="0.004cm" fo:padding-right="0.004cm"/>
    </style:style>
    <style:style style:name="gr2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.8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2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78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6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56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18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38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23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3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0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6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07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2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3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8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4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93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98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81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0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6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8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5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1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45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2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51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.6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64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0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9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1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49cm" fo:padding-top="0cm" fo:padding-bottom="0cm" fo:padding-left="0cm" fo:padding-right="0cm"/>
    </style:style>
    <style:style style:name="gr40" style:family="graphic" style:parent-style-name="standard">
      <style:graphic-properties draw:stroke="solid" svg:stroke-width="0.019cm" svg:stroke-color="#000000" draw:stroke-linejoin="miter" svg:stroke-linecap="round" draw:fill="solid" draw:fill-color="#000000" fo:padding-top="0.009cm" fo:padding-bottom="0.009cm" fo:padding-left="0.009cm" fo:padding-right="0.009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.71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38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43cm" fo:padding-top="0cm" fo:padding-bottom="0cm" fo:padding-left="0cm" fo:padding-right="0cm"/>
    </style:style>
    <style:style style:name="gr44" style:family="graphic" style:parent-style-name="standard">
      <style:graphic-properties draw:stroke="solid" svg:stroke-width="0.019cm" svg:stroke-color="#000000" draw:stroke-linejoin="round" svg:stroke-linecap="square" draw:fill="none" fo:padding-top="0.009cm" fo:padding-bottom="0.009cm" fo:padding-left="0.009cm" fo:padding-right="0.009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307cm" fo:padding-top="0cm" fo:padding-bottom="0cm" fo:padding-left="0cm" fo:padding-right="0cm"/>
    </style:style>
    <style:style style:name="gr46" style:family="graphic" style:parent-style-name="standard">
      <style:graphic-properties draw:stroke="solid" svg:stroke-width="0.019cm" svg:stroke-color="#000000" draw:marker-start="" draw:marker-end="" draw:stroke-linejoin="miter" svg:stroke-linecap="square" draw:fill="none" fo:padding-top="0.009cm" fo:padding-bottom="0.009cm" fo:padding-left="0.009cm" fo:padding-right="0.009cm"/>
    </style:style>
    <style:style style:name="gr47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8.5pt" style:font-size-asian="8.5pt" style:font-size-complex="8.5pt"/>
    </style:style>
    <style:style style:name="P6" style:family="paragraph">
      <loext:graphic-properties draw:fill="none"/>
      <style:text-properties fo:font-size="6.19999980926514pt" style:font-size-asian="6.19999980926514pt" style:font-size-complex="6.19999980926514pt"/>
    </style:style>
    <style:style style:name="P7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8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9" style:family="paragraph">
      <style:text-properties fo:font-size="11pt" style:font-size-asian="24pt" style:font-size-complex="24pt"/>
    </style:style>
    <style:style style:name="P10" style:family="paragraph">
      <loext:graphic-properties draw:fill="none" draw:fill-color="#ffffff"/>
      <style:text-properties fo:font-size="11pt" style:font-size-asian="24pt" style:font-size-complex="24pt"/>
    </style:style>
    <style:style style:name="T1" style:family="text">
      <style:text-properties fo:color="#000000" style:font-name="Tahoma1" fo:font-size="9pt" fo:font-weight="bold" style:font-size-asian="9pt" style:font-name-complex="Tahoma1" style:font-size-complex="9pt" style:font-weight-complex="bold"/>
    </style:style>
    <style:style style:name="T2" style:family="text">
      <style:text-properties fo:color="#000000" style:font-name="Tahoma1" fo:font-size="8.5pt" fo:font-weight="bold" style:font-size-asian="8.5pt" style:font-name-complex="Tahoma1" style:font-size-complex="8.5pt" style:font-weight-complex="bold"/>
    </style:style>
    <style:style style:name="T3" style:family="text">
      <style:text-properties fo:color="#000000" style:font-name="Tahoma1" fo:font-size="6.19999980926514pt" style:font-size-asian="6.19999980926514pt" style:font-name-complex="Tahoma1" style:font-size-complex="6.19999980926514pt"/>
    </style:style>
    <style:style style:name="T4" style:family="text">
      <style:text-properties fo:color="#000000" style:font-name="Arial1" fo:font-size="7.30000019073486pt" style:font-size-asian="7.30000019073486pt" style:font-name-complex="Arial1" style:font-size-complex="7.30000019073486pt"/>
    </style:style>
    <style:style style:name="T5" style:family="text">
      <style:text-properties fo:color="#000000" style:font-name="Tahoma1" fo:font-size="7.30000019073486pt" style:font-size-asian="7.30000019073486pt" style:font-name-complex="Tahoma1" style:font-size-complex="7.30000019073486pt"/>
    </style:style>
    <style:style style:name="T6" style:family="text">
      <style:text-properties fo:color="#000000" style:font-name="Tahoma1" fo:font-size="8.5pt" style:font-size-asian="8.5pt" style:font-name-complex="Tahoma1" style:font-size-complex="8.5pt"/>
    </style:style>
    <style:style style:name="T7" style:family="text">
      <style:text-properties fo:color="#000000" style:font-name="MicrosoftSansSerif1" fo:font-size="5.09999990463257pt" style:font-size-asian="5.09999990463257pt" style:font-name-complex="MicrosoftSansSerif1" style:font-size-complex="5.09999990463257pt"/>
    </style:style>
    <style:style style:name="T8" style:family="text">
      <style:text-properties fo:color="#000000" style:font-name="MicrosoftSansSerif1" fo:font-size="6.19999980926514pt" style:font-size-asian="6.19999980926514pt" style:font-name-complex="MicrosoftSansSerif1" style:font-size-complex="6.19999980926514pt"/>
    </style:style>
    <style:style style:name="T9" style:family="text">
      <style:text-properties fo:font-size="1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419cm" svg:height="2.262cm" svg:x="4.313cm" svg:y="0.205cm" svg:viewBox="0 0 1420 2263" draw:points="0,1137 0,1127 1420,0 1420,2263">
          <text:p/>
        </draw:polygon>
        <draw:line draw:style-name="gr2" draw:text-style-name="P2" draw:layer="layout" svg:x1="2.715cm" svg:y1="1.336cm" svg:x2="4.303cm" svg:y2="1.336cm">
          <text:p/>
        </draw:line>
        <draw:frame draw:style-name="gr3" draw:text-style-name="P4" draw:layer="layout" svg:width="0.802cm" svg:height="0.383cm" svg:x="5.743cm" svg:y="1.113cm">
          <draw:text-box>
            <text:p text:style-name="P3"><text:span text:style-name="T1"><text:s/></text:span><text:span text:style-name="T1">3jab</text:span></text:p>
          </draw:text-box>
        </draw:frame>
        <draw:polygon draw:style-name="gr1" draw:text-style-name="P1" draw:layer="layout" svg:width="1.082cm" svg:height="0.159cm" svg:x="3.226cm" svg:y="2.576cm" svg:viewBox="0 0 1083 160" draw:points="0,85 0,75 1083,0 1083,160">
          <text:p/>
        </draw:polygon>
        <draw:line draw:style-name="gr2" draw:text-style-name="P2" draw:layer="layout" svg:x1="2.715cm" svg:y1="2.655cm" svg:x2="3.216cm" svg:y2="2.655cm">
          <text:p/>
        </draw:line>
        <draw:line draw:style-name="gr2" draw:text-style-name="P2" draw:layer="layout" svg:x1="2.705cm" svg:y1="1.336cm" svg:x2="2.705cm" svg:y2="1.986cm">
          <text:p/>
        </draw:line>
        <draw:line draw:style-name="gr2" draw:text-style-name="P2" draw:layer="layout" svg:x1="2.705cm" svg:y1="2.006cm" svg:x2="2.705cm" svg:y2="2.655cm">
          <text:p/>
        </draw:line>
        <draw:polyline draw:style-name="gr2" draw:text-style-name="P2" draw:layer="layout" svg:width="0.08cm" svg:height="0.476cm" svg:x="2.625cm" svg:y="1.996cm" svg:viewBox="0 0 81 477" draw:points="0,477 0,0 81,0">
          <text:p/>
        </draw:polyline>
        <draw:polyline draw:style-name="gr2" draw:text-style-name="P2" draw:layer="layout" svg:width="0.109cm" svg:height="0.258cm" svg:x="5.236cm" svg:y="2.844cm" svg:viewBox="0 0 110 259" draw:points="0,0 110,0 110,259 0,259">
          <text:p/>
        </draw:polyline>
        <draw:frame draw:style-name="gr4" draw:text-style-name="P5" draw:layer="layout" svg:width="0.527cm" svg:height="0.366cm" svg:x="4.318cm" svg:y="2.448cm">
          <draw:text-box>
            <text:p text:style-name="P3"><text:span text:style-name="T2"><text:s/></text:span><text:span text:style-name="T2">3ci</text:span></text:p>
          </draw:text-box>
        </draw:frame>
        <draw:frame draw:style-name="gr5" draw:text-style-name="P6" draw:layer="layout" svg:width="2.783cm" svg:height="0.268cm" svg:x="5.41cm" svg:y="2.82cm">
          <draw:text-box>
            <text:p text:style-name="P3"><text:span text:style-name="T3">TR19. <text:s/>3h.FRA.hum.CG.2007</text:span></text:p>
          </draw:text-box>
        </draw:frame>
        <draw:line draw:style-name="gr2" draw:text-style-name="P2" draw:layer="layout" svg:x1="2.635cm" svg:y1="2.973cm" svg:x2="3.727cm" svg:y2="2.973cm">
          <text:p/>
        </draw:line>
        <draw:line draw:style-name="gr2" draw:text-style-name="P2" draw:layer="layout" svg:x1="2.625cm" svg:y1="2.492cm" svg:x2="2.625cm" svg:y2="2.973cm">
          <text:p/>
        </draw:line>
        <draw:polyline draw:style-name="gr2" draw:text-style-name="P2" draw:layer="layout" svg:width="0.789cm" svg:height="0.382cm" svg:x="1.836cm" svg:y="2.482cm" svg:viewBox="0 0 790 383" draw:points="0,383 0,0 790,0">
          <text:p/>
        </draw:polyline>
        <draw:polyline draw:style-name="gr2" draw:text-style-name="P2" draw:layer="layout" svg:width="0.11cm" svg:height="0.258cm" svg:x="4.243cm" svg:y="3.141cm" svg:viewBox="0 0 111 259" draw:points="0,0 111,0 111,259 0,259">
          <text:p/>
        </draw:polyline>
        <draw:frame draw:style-name="gr6" draw:text-style-name="P7" draw:layer="layout" svg:width="1.268cm" svg:height="0.289cm" svg:x="3.738cm" svg:y="2.814cm">
          <draw:text-box>
            <text:p text:style-name="P3"><text:span text:style-name="T4"><text:s/></text:span><text:span text:style-name="T4">JQ013794</text:span></text:p>
          </draw:text-box>
        </draw:frame>
        <draw:frame draw:style-name="gr7" draw:text-style-name="P6" draw:layer="layout" svg:width="3.562cm" svg:height="0.268cm" svg:x="4.418cm" svg:y="3.117cm">
          <draw:text-box>
            <text:p text:style-name="P3"><text:span text:style-name="T3">FR-SHEV3c-like. 3h.FRA.pig.CG.2006</text:span></text:p>
          </draw:text-box>
        </draw:frame>
        <draw:line draw:style-name="gr2" draw:text-style-name="P2" draw:layer="layout" svg:x1="1.846cm" svg:y1="3.27cm" svg:x2="2.734cm" svg:y2="3.27cm">
          <text:p/>
        </draw:line>
        <draw:line draw:style-name="gr2" draw:text-style-name="P2" draw:layer="layout" svg:x1="1.836cm" svg:y1="2.883cm" svg:x2="1.836cm" svg:y2="3.27cm">
          <text:p/>
        </draw:line>
        <draw:polyline draw:style-name="gr2" draw:text-style-name="P2" draw:layer="layout" svg:width="1.156cm" svg:height="1.929cm" svg:x="0.68cm" svg:y="2.874cm" svg:viewBox="0 0 1157 1930" draw:points="0,1930 0,0 1157,0">
          <text:p/>
        </draw:polyline>
        <draw:polyline draw:style-name="gr2" draw:text-style-name="P2" draw:layer="layout" svg:width="0.109cm" svg:height="0.258cm" svg:x="6.745cm" svg:y="3.439cm" svg:viewBox="0 0 110 259" draw:points="0,0 110,0 110,259 0,259">
          <text:p/>
        </draw:polyline>
        <draw:frame draw:style-name="gr6" draw:text-style-name="P7" draw:layer="layout" svg:width="1.268cm" svg:height="0.289cm" svg:x="2.745cm" svg:y="3.112cm">
          <draw:text-box>
            <text:p text:style-name="P3"><text:span text:style-name="T4"><text:s/></text:span><text:span text:style-name="T4">JQ953664</text:span></text:p>
          </draw:text-box>
        </draw:frame>
        <draw:frame draw:style-name="gr8" draw:text-style-name="P6" draw:layer="layout" svg:width="3.181cm" svg:height="0.268cm" svg:x="6.919cm" svg:y="3.415cm">
          <draw:text-box>
            <text:p text:style-name="P3"><text:span text:style-name="T3">W1-11. <text:s/>Rab.FRA.rabbit.CG.2007</text:span></text:p>
          </draw:text-box>
        </draw:frame>
        <draw:line draw:style-name="gr2" draw:text-style-name="P2" draw:layer="layout" svg:x1="3.787cm" svg:y1="3.568cm" svg:x2="5.236cm" svg:y2="3.568cm">
          <text:p/>
        </draw:line>
        <draw:polyline draw:style-name="gr2" draw:text-style-name="P2" draw:layer="layout" svg:width="0.109cm" svg:height="0.258cm" svg:x="6.373cm" svg:y="3.737cm" svg:viewBox="0 0 110 259" draw:points="0,0 110,0 110,259 0,259">
          <text:p/>
        </draw:polyline>
        <draw:frame draw:style-name="gr6" draw:text-style-name="P7" draw:layer="layout" svg:width="1.268cm" svg:height="0.289cm" svg:x="5.247cm" svg:y="3.409cm">
          <draw:text-box>
            <text:p text:style-name="P3"><text:span text:style-name="T4"><text:s/></text:span><text:span text:style-name="T4">JQ013791</text:span></text:p>
          </draw:text-box>
        </draw:frame>
        <draw:frame draw:style-name="gr8" draw:text-style-name="P6" draw:layer="layout" svg:width="3.181cm" svg:height="0.268cm" svg:x="6.547cm" svg:y="3.712cm">
          <draw:text-box>
            <text:p text:style-name="P3"><text:span text:style-name="T3">W7-57. <text:s/>Rab.FRA.rabbit.CG.2007</text:span></text:p>
          </draw:text-box>
        </draw:frame>
        <draw:line draw:style-name="gr2" draw:text-style-name="P2" draw:layer="layout" svg:x1="3.787cm" svg:y1="3.866cm" svg:x2="4.864cm" svg:y2="3.866cm">
          <text:p/>
        </draw:line>
        <draw:polyline draw:style-name="gr2" draw:text-style-name="P2" draw:layer="layout" svg:width="0.109cm" svg:height="0.556cm" svg:x="10.22cm" svg:y="3.439cm" svg:viewBox="0 0 110 557" draw:points="0,0 110,0 110,557 0,557">
          <text:p/>
        </draw:polyline>
        <draw:frame draw:style-name="gr6" draw:text-style-name="P7" draw:layer="layout" svg:width="1.268cm" svg:height="0.289cm" svg:x="4.874cm" svg:y="3.707cm">
          <draw:text-box>
            <text:p text:style-name="P3"><text:span text:style-name="T4"><text:s/></text:span><text:span text:style-name="T4">JQ013792</text:span></text:p>
          </draw:text-box>
        </draw:frame>
        <draw:line draw:style-name="gr2" draw:text-style-name="P2" draw:layer="layout" svg:x1="3.777cm" svg:y1="3.568cm" svg:x2="3.777cm" svg:y2="3.707cm">
          <text:p/>
        </draw:line>
        <draw:line draw:style-name="gr2" draw:text-style-name="P2" draw:layer="layout" svg:x1="3.777cm" svg:y1="3.727cm" svg:x2="3.777cm" svg:y2="3.866cm">
          <text:p/>
        </draw:line>
        <draw:line draw:style-name="gr2" draw:text-style-name="P2" draw:layer="layout" svg:x1="2.6cm" svg:y1="3.717cm" svg:x2="3.777cm" svg:y2="3.717cm">
          <text:p/>
        </draw:line>
        <draw:polyline draw:style-name="gr2" draw:text-style-name="P2" draw:layer="layout" svg:width="0.109cm" svg:height="0.258cm" svg:x="6.725cm" svg:y="4.034cm" svg:viewBox="0 0 110 259" draw:points="0,0 110,0 110,259 0,259">
          <text:p/>
        </draw:polyline>
        <draw:frame draw:style-name="gr9" draw:text-style-name="P6" draw:layer="layout" svg:width="0.383cm" svg:height="0.268cm" svg:x="10.394cm" svg:y="3.564cm">
          <draw:text-box>
            <text:p text:style-name="P3"><text:span text:style-name="T3">FRA</text:span></text:p>
          </draw:text-box>
        </draw:frame>
        <draw:frame draw:style-name="gr10" draw:text-style-name="P6" draw:layer="layout" svg:width="3.236cm" svg:height="0.268cm" svg:x="6.899cm" svg:y="4.01cm">
          <draw:text-box>
            <text:p text:style-name="P3"><text:span text:style-name="T3">CHN-BJ-R14. <text:s/>Rab.CHN.rabbit.CG</text:span></text:p>
          </draw:text-box>
        </draw:frame>
        <draw:polyline draw:style-name="gr2" draw:text-style-name="P2" draw:layer="layout" svg:width="0cm" svg:height="0cm" svg:x="5.286cm" svg:y="4.163cm" svg:viewBox="0 0 0 0" draw:points="0,0">
          <text:p/>
        </draw:polyline>
        <draw:polyline draw:style-name="gr2" draw:text-style-name="P2" draw:layer="layout" svg:width="0.109cm" svg:height="0.258cm" svg:x="6.785cm" svg:y="4.332cm" svg:viewBox="0 0 110 259" draw:points="0,0 110,0 110,259 0,259">
          <text:p/>
        </draw:polyline>
        <draw:frame draw:style-name="gr11" draw:text-style-name="P7" draw:layer="layout" svg:width="1.234cm" svg:height="0.289cm" svg:x="5.286cm" svg:y="4.005cm">
          <draw:text-box>
            <text:p text:style-name="P3"><text:span text:style-name="T4"><text:s/></text:span><text:span text:style-name="T4">JX109834</text:span></text:p>
          </draw:text-box>
        </draw:frame>
        <draw:frame draw:style-name="gr12" draw:text-style-name="P6" draw:layer="layout" svg:width="3.304cm" svg:height="0.268cm" svg:x="6.959cm" svg:y="4.308cm">
          <draw:text-box>
            <text:p text:style-name="P3"><text:span text:style-name="T3">CHN-BJ-rb14. <text:s/>Rab.CHN.rabbit.CG</text:span></text:p>
          </draw:text-box>
        </draw:frame>
        <draw:polyline draw:style-name="gr2" draw:text-style-name="P2" draw:layer="layout" svg:width="0cm" svg:height="0cm" svg:x="5.286cm" svg:y="4.461cm" svg:viewBox="0 0 0 0" draw:points="0,0">
          <text:p/>
        </draw:polyline>
        <draw:line draw:style-name="gr2" draw:text-style-name="P2" draw:layer="layout" svg:x1="5.276cm" svg:y1="4.163cm" svg:x2="5.276cm" svg:y2="4.302cm">
          <text:p/>
        </draw:line>
        <draw:line draw:style-name="gr2" draw:text-style-name="P2" draw:layer="layout" svg:x1="5.276cm" svg:y1="4.322cm" svg:x2="5.276cm" svg:y2="4.461cm">
          <text:p/>
        </draw:line>
        <draw:polyline draw:style-name="gr2" draw:text-style-name="P2" draw:layer="layout" svg:width="0.05cm" svg:height="0.213cm" svg:x="5.226cm" svg:y="4.312cm" svg:viewBox="0 0 51 214" draw:points="0,214 0,0 51,0">
          <text:p/>
        </draw:polyline>
        <draw:polyline draw:style-name="gr2" draw:text-style-name="P2" draw:layer="layout" svg:width="0.109cm" svg:height="0.258cm" svg:x="6.72cm" svg:y="4.629cm" svg:viewBox="0 0 110 259" draw:points="0,0 110,0 110,259 0,259">
          <text:p/>
        </draw:polyline>
        <draw:frame draw:style-name="gr6" draw:text-style-name="P7" draw:layer="layout" svg:width="1.268cm" svg:height="0.289cm" svg:x="5.286cm" svg:y="4.302cm">
          <draw:text-box>
            <text:p text:style-name="P3"><text:span text:style-name="T4"><text:s/></text:span><text:span text:style-name="T4">JQ768461</text:span></text:p>
          </draw:text-box>
        </draw:frame>
        <draw:frame draw:style-name="gr13" draw:text-style-name="P6" draw:layer="layout" svg:width="3.368cm" svg:height="0.268cm" svg:x="6.894cm" svg:y="4.605cm">
          <draw:text-box>
            <text:p text:style-name="P3"><text:span text:style-name="T3">CHN-BJ-R14. Rab.CHN.monkey.CG</text:span></text:p>
          </draw:text-box>
        </draw:frame>
        <draw:line draw:style-name="gr2" draw:text-style-name="P2" draw:layer="layout" svg:x1="5.236cm" svg:y1="4.758cm" svg:x2="5.271cm" svg:y2="4.758cm">
          <text:p/>
        </draw:line>
        <draw:line draw:style-name="gr2" draw:text-style-name="P2" draw:layer="layout" svg:x1="5.226cm" svg:y1="4.545cm" svg:x2="5.226cm" svg:y2="4.758cm">
          <text:p/>
        </draw:line>
        <draw:polyline draw:style-name="gr2" draw:text-style-name="P2" draw:layer="layout" svg:width="0.049cm" svg:height="0.248cm" svg:x="5.177cm" svg:y="4.535cm" svg:viewBox="0 0 50 249" draw:points="0,249 0,0 50,0">
          <text:p/>
        </draw:polyline>
        <draw:polyline draw:style-name="gr2" draw:text-style-name="P2" draw:layer="layout" svg:width="0.109cm" svg:height="0.258cm" svg:x="6.795cm" svg:y="4.927cm" svg:viewBox="0 0 110 259" draw:points="0,0 110,0 110,259 0,259">
          <text:p/>
        </draw:polyline>
        <draw:frame draw:style-name="gr11" draw:text-style-name="P7" draw:layer="layout" svg:width="1.234cm" svg:height="0.289cm" svg:x="5.281cm" svg:y="4.6cm">
          <draw:text-box>
            <text:p text:style-name="P3"><text:span text:style-name="T4"><text:s/></text:span><text:span text:style-name="T4">JX121233</text:span></text:p>
          </draw:text-box>
        </draw:frame>
        <draw:frame draw:style-name="gr14" draw:text-style-name="P6" draw:layer="layout" svg:width="4.079cm" svg:height="0.268cm" svg:x="6.969cm" svg:y="4.903cm">
          <draw:text-box>
            <text:p text:style-name="P3"><text:span text:style-name="T3">ch-bj-n1. <text:s/>Rab.CHN.Gansu.rabbit.CG.2009</text:span></text:p>
          </draw:text-box>
        </draw:frame>
        <draw:line draw:style-name="gr2" draw:text-style-name="P2" draw:layer="layout" svg:x1="5.186cm" svg:y1="5.056cm" svg:x2="5.226cm" svg:y2="5.056cm">
          <text:p/>
        </draw:line>
        <draw:line draw:style-name="gr2" draw:text-style-name="P2" draw:layer="layout" svg:x1="5.177cm" svg:y1="4.803cm" svg:x2="5.177cm" svg:y2="5.056cm">
          <text:p/>
        </draw:line>
        <draw:polyline draw:style-name="gr2" draw:text-style-name="P2" draw:layer="layout" svg:width="0.447cm" svg:height="0.268cm" svg:x="4.73cm" svg:y="4.793cm" svg:viewBox="0 0 448 269" draw:points="0,269 0,0 448,0">
          <text:p/>
        </draw:polyline>
        <draw:polyline draw:style-name="gr2" draw:text-style-name="P2" draw:layer="layout" svg:width="0.109cm" svg:height="0.258cm" svg:x="6.383cm" svg:y="5.225cm" svg:viewBox="0 0 110 259" draw:points="0,0 110,0 110,259 0,259">
          <text:p/>
        </draw:polyline>
        <draw:frame draw:style-name="gr15" draw:text-style-name="P7" draw:layer="layout" svg:width="1.323cm" svg:height="0.289cm" svg:x="5.237cm" svg:y="4.897cm">
          <draw:text-box>
            <text:p text:style-name="P3"><text:span text:style-name="T4"><text:s/></text:span><text:span text:style-name="T4">GU937805</text:span></text:p>
          </draw:text-box>
        </draw:frame>
        <draw:frame draw:style-name="gr16" draw:text-style-name="P6" draw:layer="layout" svg:width="4.328cm" svg:height="0.268cm" svg:x="6.557cm" svg:y="5.2cm">
          <draw:text-box>
            <text:p text:style-name="P3"><text:span text:style-name="T3">rbIM022. <text:s/>Rab.CHN.InnMong.rabbit.CG.2011</text:span></text:p>
          </draw:text-box>
        </draw:frame>
        <draw:line draw:style-name="gr2" draw:text-style-name="P2" draw:layer="layout" svg:x1="4.74cm" svg:y1="5.354cm" svg:x2="4.834cm" svg:y2="5.354cm">
          <text:p/>
        </draw:line>
        <draw:polyline draw:style-name="gr2" draw:text-style-name="P2" draw:layer="layout" svg:width="0.109cm" svg:height="1.449cm" svg:x="11.123cm" svg:y="4.034cm" svg:viewBox="0 0 110 1450" draw:points="0,0 110,0 110,1450 0,1450">
          <text:p/>
        </draw:polyline>
        <draw:frame draw:style-name="gr17" draw:text-style-name="P7" draw:layer="layout" svg:width="1.285cm" svg:height="0.289cm" svg:x="4.844cm" svg:y="5.195cm">
          <draw:text-box>
            <text:p text:style-name="P3"><text:span text:style-name="T4"><text:s/></text:span><text:span text:style-name="T4">AB740221</text:span></text:p>
          </draw:text-box>
        </draw:frame>
        <draw:line draw:style-name="gr2" draw:text-style-name="P2" draw:layer="layout" svg:x1="4.73cm" svg:y1="5.081cm" svg:x2="4.73cm" svg:y2="5.354cm">
          <text:p/>
        </draw:line>
        <draw:line draw:style-name="gr2" draw:text-style-name="P2" draw:layer="layout" svg:x1="3.787cm" svg:y1="5.071cm" svg:x2="4.73cm" svg:y2="5.071cm">
          <text:p/>
        </draw:line>
        <draw:polyline draw:style-name="gr2" draw:text-style-name="P2" draw:layer="layout" svg:width="0.109cm" svg:height="0.258cm" svg:x="6.462cm" svg:y="5.522cm" svg:viewBox="0 0 110 259" draw:points="0,0 110,0 110,259 0,259">
          <text:p/>
        </draw:polyline>
        <draw:frame draw:style-name="gr18" draw:text-style-name="P6" draw:layer="layout" svg:width="0.43cm" svg:height="0.268cm" svg:x="11.297cm" svg:y="4.605cm">
          <draw:text-box>
            <text:p text:style-name="P3"><text:span text:style-name="T3">CHN</text:span></text:p>
          </draw:text-box>
        </draw:frame>
        <draw:frame draw:style-name="gr19" draw:text-style-name="P6" draw:layer="layout" svg:width="3.931cm" svg:height="0.268cm" svg:x="6.636cm" svg:y="5.498cm">
          <draw:text-box>
            <text:p text:style-name="P3"><text:span text:style-name="T3">GDC46. <text:s/>Rab.CHN.Gansu.rabbit.CG.2008</text:span></text:p>
          </draw:text-box>
        </draw:frame>
        <draw:line draw:style-name="gr2" draw:text-style-name="P2" draw:layer="layout" svg:x1="3.787cm" svg:y1="5.651cm" svg:x2="4.993cm" svg:y2="5.651cm">
          <text:p/>
        </draw:line>
        <draw:line draw:style-name="gr2" draw:text-style-name="P2" draw:layer="layout" svg:x1="3.777cm" svg:y1="5.071cm" svg:x2="3.777cm" svg:y2="5.349cm">
          <text:p/>
        </draw:line>
        <draw:line draw:style-name="gr2" draw:text-style-name="P2" draw:layer="layout" svg:x1="3.777cm" svg:y1="5.368cm" svg:x2="3.777cm" svg:y2="5.651cm">
          <text:p/>
        </draw:line>
        <draw:polyline draw:style-name="gr2" draw:text-style-name="P2" draw:layer="layout" svg:width="0.124cm" svg:height="0.431cm" svg:x="3.653cm" svg:y="5.359cm" svg:viewBox="0 0 125 432" draw:points="0,432 0,0 125,0">
          <text:p/>
        </draw:polyline>
        <draw:polyline draw:style-name="gr2" draw:text-style-name="P2" draw:layer="layout" svg:width="0.109cm" svg:height="0.258cm" svg:x="7.549cm" svg:y="5.82cm" svg:viewBox="0 0 110 259" draw:points="0,0 110,0 110,259 0,259">
          <text:p/>
        </draw:polyline>
        <draw:frame draw:style-name="gr20" draw:text-style-name="P7" draw:layer="layout" svg:width="1.225cm" svg:height="0.289cm" svg:x="5.003cm" svg:y="5.493cm">
          <draw:text-box>
            <text:p text:style-name="P3"><text:span text:style-name="T4"><text:s/></text:span><text:span text:style-name="T4">FJ906896</text:span></text:p>
          </draw:text-box>
        </draw:frame>
        <draw:frame draw:style-name="gr21" draw:text-style-name="P6" draw:layer="layout" svg:width="3.986cm" svg:height="0.268cm" svg:x="7.723cm" svg:y="5.796cm">
          <draw:text-box>
            <text:p text:style-name="P3"><text:span text:style-name="T3">CMC-1. <text:s/>Rab.USA.Virginia.rabbit.CG.2010</text:span></text:p>
          </draw:text-box>
        </draw:frame>
        <draw:line draw:style-name="gr2" draw:text-style-name="P2" draw:layer="layout" svg:x1="4.492cm" svg:y1="5.949cm" svg:x2="6.1cm" svg:y2="5.949cm">
          <text:p/>
        </draw:line>
        <draw:polyline draw:style-name="gr2" draw:text-style-name="P2" draw:layer="layout" svg:width="0.11cm" svg:height="0.258cm" svg:x="7.921cm" svg:y="6.117cm" svg:viewBox="0 0 111 259" draw:points="0,0 111,0 111,259 0,259">
          <text:p/>
        </draw:polyline>
        <draw:frame draw:style-name="gr11" draw:text-style-name="P7" draw:layer="layout" svg:width="1.234cm" svg:height="0.289cm" svg:x="6.11cm" svg:y="5.79cm">
          <draw:text-box>
            <text:p text:style-name="P3"><text:span text:style-name="T4"><text:s/></text:span><text:span text:style-name="T4">JX565469</text:span></text:p>
          </draw:text-box>
        </draw:frame>
        <draw:frame draw:style-name="gr16" draw:text-style-name="P6" draw:layer="layout" svg:width="4.328cm" svg:height="0.268cm" svg:x="8.096cm" svg:y="6.093cm">
          <draw:text-box>
            <text:p text:style-name="P3"><text:span text:style-name="T3">rbIM199. <text:s/>Rab.CHN.InnMong.rabbit.CG.2011</text:span></text:p>
          </draw:text-box>
        </draw:frame>
        <draw:line draw:style-name="gr2" draw:text-style-name="P2" draw:layer="layout" svg:x1="4.616cm" svg:y1="6.246cm" svg:x2="6.373cm" svg:y2="6.246cm">
          <text:p/>
        </draw:line>
        <draw:polyline draw:style-name="gr2" draw:text-style-name="P2" draw:layer="layout" svg:width="0.109cm" svg:height="0.258cm" svg:x="6.914cm" svg:y="6.415cm" svg:viewBox="0 0 110 259" draw:points="0,0 110,0 110,259 0,259">
          <text:p/>
        </draw:polyline>
        <draw:frame draw:style-name="gr17" draw:text-style-name="P7" draw:layer="layout" svg:width="1.285cm" svg:height="0.289cm" svg:x="6.383cm" svg:y="6.088cm">
          <draw:text-box>
            <text:p text:style-name="P3"><text:span text:style-name="T4"><text:s/></text:span><text:span text:style-name="T4">AB740220</text:span></text:p>
          </draw:text-box>
        </draw:frame>
        <draw:frame draw:style-name="gr22" draw:text-style-name="P6" draw:layer="layout" svg:width="3.812cm" svg:height="0.268cm" svg:x="7.088cm" svg:y="6.391cm">
          <draw:text-box>
            <text:p text:style-name="P3"><text:span text:style-name="T3">GDC9. <text:s/>Rab.CHN.Gansu.rabbit.CG.2008</text:span></text:p>
          </draw:text-box>
        </draw:frame>
        <draw:line draw:style-name="gr2" draw:text-style-name="P2" draw:layer="layout" svg:x1="4.616cm" svg:y1="6.544cm" svg:x2="5.445cm" svg:y2="6.544cm">
          <text:p/>
        </draw:line>
        <draw:polyline draw:style-name="gr2" draw:text-style-name="P2" draw:layer="layout" svg:width="0.109cm" svg:height="0.258cm" svg:x="6.264cm" svg:y="6.713cm" svg:viewBox="0 0 110 259" draw:points="0,0 110,0 110,259 0,259">
          <text:p/>
        </draw:polyline>
        <draw:frame draw:style-name="gr20" draw:text-style-name="P7" draw:layer="layout" svg:width="1.225cm" svg:height="0.289cm" svg:x="5.455cm" svg:y="6.385cm">
          <draw:text-box>
            <text:p text:style-name="P3"><text:span text:style-name="T4"><text:s/></text:span><text:span text:style-name="T4">FJ906895</text:span></text:p>
          </draw:text-box>
        </draw:frame>
        <draw:frame draw:style-name="gr16" draw:text-style-name="P6" draw:layer="layout" svg:width="4.328cm" svg:height="0.268cm" svg:x="6.438cm" svg:y="6.688cm">
          <draw:text-box>
            <text:p text:style-name="P3"><text:span text:style-name="T3">rbIM004. <text:s/>Rab.CHN.InnMong.rabbit.CG.2011</text:span></text:p>
          </draw:text-box>
        </draw:frame>
        <draw:line draw:style-name="gr2" draw:text-style-name="P2" draw:layer="layout" svg:x1="4.616cm" svg:y1="6.842cm" svg:x2="4.715cm" svg:y2="6.842cm">
          <text:p/>
        </draw:line>
        <draw:line draw:style-name="gr2" draw:text-style-name="P2" draw:layer="layout" svg:x1="4.606cm" svg:y1="6.246cm" svg:x2="4.606cm" svg:y2="6.534cm">
          <text:p/>
        </draw:line>
        <draw:line draw:style-name="gr2" draw:text-style-name="P2" draw:layer="layout" svg:x1="4.606cm" svg:y1="6.554cm" svg:x2="4.606cm" svg:y2="6.842cm">
          <text:p/>
        </draw:line>
        <draw:polyline draw:style-name="gr2" draw:text-style-name="P2" draw:layer="layout" svg:width="0.124cm" svg:height="0.288cm" svg:x="4.482cm" svg:y="6.256cm" svg:viewBox="0 0 125 289" draw:points="0,0 0,289 125,289">
          <text:p/>
        </draw:polyline>
        <draw:line draw:style-name="gr2" draw:text-style-name="P2" draw:layer="layout" svg:x1="4.482cm" svg:y1="5.949cm" svg:x2="4.482cm" svg:y2="6.236cm">
          <text:p/>
        </draw:line>
        <draw:polyline draw:style-name="gr2" draw:text-style-name="P2" draw:layer="layout" svg:width="0.829cm" svg:height="0.436cm" svg:x="3.653cm" svg:y="5.81cm" svg:viewBox="0 0 830 437" draw:points="0,0 0,437 830,437">
          <text:p/>
        </draw:polyline>
        <draw:frame draw:style-name="gr17" draw:text-style-name="P7" draw:layer="layout" svg:width="1.285cm" svg:height="0.289cm" svg:x="4.725cm" svg:y="6.683cm">
          <draw:text-box>
            <text:p text:style-name="P3"><text:span text:style-name="T4"><text:s/></text:span><text:span text:style-name="T4">AB740222</text:span></text:p>
          </draw:text-box>
        </draw:frame>
        <draw:polygon draw:style-name="gr1" draw:text-style-name="P1" draw:layer="layout" svg:width="0cm" svg:height="0.079cm" svg:x="12.028cm" svg:y="7.119cm" svg:viewBox="0 0 0 80" draw:points="0,45 0,35 0,0 0,80">
          <text:p/>
        </draw:polygon>
        <draw:line draw:style-name="gr2" draw:text-style-name="P2" draw:layer="layout" svg:x1="3.663cm" svg:y1="7.159cm" svg:x2="8.35cm" svg:y2="7.159cm">
          <text:p/>
        </draw:line>
        <draw:line draw:style-name="gr2" draw:text-style-name="P2" draw:layer="layout" svg:x1="3.653cm" svg:y1="5.359cm" svg:x2="3.653cm" svg:y2="6.246cm">
          <text:p/>
        </draw:line>
        <draw:line draw:style-name="gr2" draw:text-style-name="P2" draw:layer="layout" svg:x1="3.653cm" svg:y1="6.266cm" svg:x2="3.653cm" svg:y2="7.159cm">
          <text:p/>
        </draw:line>
        <draw:polyline draw:style-name="gr2" draw:text-style-name="P2" draw:layer="layout" svg:width="0.119cm" svg:height="0.839cm" svg:x="3.534cm" svg:y="6.256cm" svg:viewBox="0 0 120 840" draw:points="0,840 0,0 120,0">
          <text:p/>
        </draw:polyline>
        <draw:polyline draw:style-name="gr2" draw:text-style-name="P2" draw:layer="layout" svg:width="0.109cm" svg:height="0.257cm" svg:x="7.45cm" svg:y="7.348cm" svg:viewBox="0 0 110 258" draw:points="0,0 110,0 110,258 0,258">
          <text:p/>
        </draw:polyline>
        <draw:frame draw:style-name="gr23" draw:text-style-name="P7" draw:layer="layout" svg:width="1.403cm" svg:height="0.314cm" svg:x="12.038cm" svg:y="6.976cm">
          <draw:text-box>
            <text:p text:style-name="P3"><text:span text:style-name="T5"><text:s/></text:span><text:span text:style-name="T5">CHN-BJ-r14</text:span></text:p>
          </draw:text-box>
        </draw:frame>
        <draw:frame draw:style-name="gr24" draw:text-style-name="P6" draw:layer="layout" svg:width="3.363cm" svg:height="0.268cm" svg:x="7.624cm" svg:y="7.323cm">
          <draw:text-box>
            <text:p text:style-name="P3"><text:span text:style-name="T3">K062. Rab.DEU.SH.rabbit.FLI.2015</text:span></text:p>
          </draw:text-box>
        </draw:frame>
        <draw:line draw:style-name="gr2" draw:text-style-name="P2" draw:layer="layout" svg:x1="4.889cm" svg:y1="7.477cm" svg:x2="5.579cm" svg:y2="7.477cm">
          <text:p/>
        </draw:line>
        <draw:polyline draw:style-name="gr2" draw:text-style-name="P2" draw:layer="layout" svg:width="0.11cm" svg:height="0.258cm" svg:x="7.231cm" svg:y="7.645cm" svg:viewBox="0 0 111 259" draw:points="0,0 111,0 111,259 0,259">
          <text:p/>
        </draw:polyline>
        <draw:frame draw:style-name="gr25" draw:text-style-name="P7" draw:layer="layout" svg:width="1.281cm" svg:height="0.289cm" svg:x="5.912cm" svg:y="7.318cm">
          <draw:text-box>
            <text:p text:style-name="P3"><text:span text:style-name="T4"><text:s/></text:span><text:span text:style-name="T4">KY092457</text:span></text:p>
          </draw:text-box>
        </draw:frame>
        <draw:frame draw:style-name="gr24" draw:text-style-name="P6" draw:layer="layout" svg:width="3.363cm" svg:height="0.268cm" svg:x="7.406cm" svg:y="7.621cm">
          <draw:text-box>
            <text:p text:style-name="P3"><text:span text:style-name="T3">K067. Rab.DEU.SH.rabbit.FLI.2015</text:span></text:p>
          </draw:text-box>
        </draw:frame>
        <draw:line draw:style-name="gr2" draw:text-style-name="P2" draw:layer="layout" svg:x1="4.889cm" svg:y1="7.774cm" svg:x2="5.36cm" svg:y2="7.774cm">
          <text:p/>
        </draw:line>
        <draw:line draw:style-name="gr2" draw:text-style-name="P2" draw:layer="layout" svg:x1="4.879cm" svg:y1="7.477cm" svg:x2="4.879cm" svg:y2="7.615cm">
          <text:p/>
        </draw:line>
        <draw:line draw:style-name="gr2" draw:text-style-name="P2" draw:layer="layout" svg:x1="4.879cm" svg:y1="7.635cm" svg:x2="4.879cm" svg:y2="7.774cm">
          <text:p/>
        </draw:line>
        <draw:polyline draw:style-name="gr2" draw:text-style-name="P2" draw:layer="layout" svg:width="0.194cm" svg:height="0.323cm" svg:x="4.685cm" svg:y="7.625cm" svg:viewBox="0 0 195 324" draw:points="0,324 0,0 195,0">
          <text:p/>
        </draw:polyline>
        <draw:polyline draw:style-name="gr2" draw:text-style-name="P2" draw:layer="layout" svg:width="0.109cm" svg:height="0.258cm" svg:x="7.187cm" svg:y="7.943cm" svg:viewBox="0 0 110 259" draw:points="0,0 110,0 110,259 0,259">
          <text:p/>
        </draw:polyline>
        <draw:frame draw:style-name="gr25" draw:text-style-name="P7" draw:layer="layout" svg:width="1.281cm" svg:height="0.289cm" svg:x="5.693cm" svg:y="7.616cm">
          <draw:text-box>
            <text:p text:style-name="P3"><text:span text:style-name="T4"><text:s/></text:span><text:span text:style-name="T4">KY092464</text:span></text:p>
          </draw:text-box>
        </draw:frame>
        <draw:frame draw:style-name="gr24" draw:text-style-name="P6" draw:layer="layout" svg:width="3.363cm" svg:height="0.268cm" svg:x="7.361cm" svg:y="7.918cm">
          <draw:text-box>
            <text:p text:style-name="P3"><text:span text:style-name="T3">K058. Rab.DEU.SH.rabbit.FLI.2015</text:span></text:p>
          </draw:text-box>
        </draw:frame>
        <draw:line draw:style-name="gr2" draw:text-style-name="P2" draw:layer="layout" svg:x1="5.172cm" svg:y1="8.072cm" svg:x2="5.315cm" svg:y2="8.072cm">
          <text:p/>
        </draw:line>
        <draw:polyline draw:style-name="gr2" draw:text-style-name="P2" draw:layer="layout" svg:width="0.109cm" svg:height="0.258cm" svg:x="7.068cm" svg:y="8.24cm" svg:viewBox="0 0 110 259" draw:points="0,0 110,0 110,259 0,259">
          <text:p/>
        </draw:polyline>
        <draw:frame draw:style-name="gr25" draw:text-style-name="P7" draw:layer="layout" svg:width="1.281cm" svg:height="0.289cm" svg:x="5.649cm" svg:y="7.913cm">
          <draw:text-box>
            <text:p text:style-name="P3"><text:span text:style-name="T4"><text:s/></text:span><text:span text:style-name="T4">KY092455</text:span></text:p>
          </draw:text-box>
        </draw:frame>
        <draw:frame draw:style-name="gr24" draw:text-style-name="P6" draw:layer="layout" svg:width="3.363cm" svg:height="0.268cm" svg:x="7.242cm" svg:y="8.216cm">
          <draw:text-box>
            <text:p text:style-name="P3"><text:span text:style-name="T3">K059. Rab.DEU.SH.rabbit.FLI.2015</text:span></text:p>
          </draw:text-box>
        </draw:frame>
        <draw:polyline draw:style-name="gr2" draw:text-style-name="P2" draw:layer="layout" svg:width="0cm" svg:height="0cm" svg:x="5.206cm" svg:y="8.369cm" svg:viewBox="0 0 0 0" draw:points="0,0">
          <text:p/>
        </draw:polyline>
        <draw:polyline draw:style-name="gr2" draw:text-style-name="P2" draw:layer="layout" svg:width="0.11cm" svg:height="0.258cm" svg:x="7.112cm" svg:y="8.538cm" svg:viewBox="0 0 111 259" draw:points="0,0 111,0 111,259 0,259">
          <text:p/>
        </draw:polyline>
        <draw:frame draw:style-name="gr25" draw:text-style-name="P7" draw:layer="layout" svg:width="1.281cm" svg:height="0.289cm" svg:x="5.529cm" svg:y="8.211cm">
          <draw:text-box>
            <text:p text:style-name="P3"><text:span text:style-name="T4"><text:s/></text:span><text:span text:style-name="T4">KY092456</text:span></text:p>
          </draw:text-box>
        </draw:frame>
        <draw:frame draw:style-name="gr24" draw:text-style-name="P6" draw:layer="layout" svg:width="3.363cm" svg:height="0.268cm" svg:x="7.287cm" svg:y="8.514cm">
          <draw:text-box>
            <text:p text:style-name="P3"><text:span text:style-name="T3">K063. Rab.DEU.SH.rabbit.FLI.2015</text:span></text:p>
          </draw:text-box>
        </draw:frame>
        <draw:line draw:style-name="gr2" draw:text-style-name="P2" draw:layer="layout" svg:x1="5.206cm" svg:y1="8.667cm" svg:x2="5.241cm" svg:y2="8.667cm">
          <text:p/>
        </draw:line>
        <draw:line draw:style-name="gr2" draw:text-style-name="P2" draw:layer="layout" svg:x1="5.196cm" svg:y1="8.369cm" svg:x2="5.196cm" svg:y2="8.508cm">
          <text:p/>
        </draw:line>
        <draw:line draw:style-name="gr2" draw:text-style-name="P2" draw:layer="layout" svg:x1="5.196cm" svg:y1="8.528cm" svg:x2="5.196cm" svg:y2="8.667cm">
          <text:p/>
        </draw:line>
        <draw:polyline draw:style-name="gr2" draw:text-style-name="P2" draw:layer="layout" svg:width="0.034cm" svg:height="0.213cm" svg:x="5.162cm" svg:y="8.305cm" svg:viewBox="0 0 35 214" draw:points="0,0 0,214 35,214">
          <text:p/>
        </draw:polyline>
        <draw:line draw:style-name="gr2" draw:text-style-name="P2" draw:layer="layout" svg:x1="5.162cm" svg:y1="8.072cm" svg:x2="5.162cm" svg:y2="8.285cm">
          <text:p/>
        </draw:line>
        <draw:polyline draw:style-name="gr2" draw:text-style-name="P2" draw:layer="layout" svg:width="0.477cm" svg:height="0.327cm" svg:x="4.685cm" svg:y="7.968cm" svg:viewBox="0 0 478 328" draw:points="0,0 0,328 478,328">
          <text:p/>
        </draw:polyline>
        <draw:polyline draw:style-name="gr2" draw:text-style-name="P2" draw:layer="layout" svg:width="0.109cm" svg:height="1.448cm" svg:x="11.123cm" svg:y="7.348cm" svg:viewBox="0 0 110 1449" draw:points="0,0 110,0 110,1449 0,1449">
          <text:p/>
        </draw:polyline>
        <draw:frame draw:style-name="gr25" draw:text-style-name="P7" draw:layer="layout" svg:width="1.281cm" svg:height="0.289cm" svg:x="5.574cm" svg:y="8.508cm">
          <draw:text-box>
            <text:p text:style-name="P3"><text:span text:style-name="T4"><text:s/></text:span><text:span text:style-name="T4">KY092458</text:span></text:p>
          </draw:text-box>
        </draw:frame>
        <draw:line draw:style-name="gr2" draw:text-style-name="P2" draw:layer="layout" svg:x1="3.543cm" svg:y1="7.958cm" svg:x2="4.685cm" svg:y2="7.958cm">
          <text:p/>
        </draw:line>
        <draw:polyline draw:style-name="gr2" draw:text-style-name="P2" draw:layer="layout" svg:width="0.109cm" svg:height="0.257cm" svg:x="6.219cm" svg:y="8.836cm" svg:viewBox="0 0 110 258" draw:points="0,0 110,0 110,258 0,258">
          <text:p/>
        </draw:polyline>
        <draw:frame draw:style-name="gr26" draw:text-style-name="P6" draw:layer="layout" svg:width="0.857cm" svg:height="0.268cm" svg:x="11.297cm" svg:y="7.918cm">
          <draw:text-box>
            <text:p text:style-name="P3"><text:span text:style-name="T3">Fehmarn</text:span></text:p>
          </draw:text-box>
        </draw:frame>
        <draw:frame draw:style-name="gr27" draw:text-style-name="P6" draw:layer="layout" svg:width="3.38cm" svg:height="0.268cm" svg:x="6.393cm" svg:y="8.811cm">
          <draw:text-box>
            <text:p text:style-name="P3"><text:span text:style-name="T3">TLS-18516. Rab.FRA.hum.CG.2008</text:span></text:p>
          </draw:text-box>
        </draw:frame>
        <draw:line draw:style-name="gr2" draw:text-style-name="P2" draw:layer="layout" svg:x1="3.543cm" svg:y1="8.965cm" svg:x2="4.71cm" svg:y2="8.965cm">
          <text:p/>
        </draw:line>
        <draw:line draw:style-name="gr2" draw:text-style-name="P2" draw:layer="layout" svg:x1="3.534cm" svg:y1="6.256cm" svg:x2="3.534cm" svg:y2="7.601cm">
          <text:p/>
        </draw:line>
        <draw:line draw:style-name="gr2" draw:text-style-name="P2" draw:layer="layout" svg:x1="3.534cm" svg:y1="7.62cm" svg:x2="3.534cm" svg:y2="8.965cm">
          <text:p/>
        </draw:line>
        <draw:polyline draw:style-name="gr2" draw:text-style-name="P2" draw:layer="layout" svg:width="0.343cm" svg:height="2.178cm" svg:x="3.191cm" svg:y="7.61cm" svg:viewBox="0 0 344 2179" draw:points="0,2179 0,0 344,0">
          <text:p/>
        </draw:polyline>
        <draw:polyline draw:style-name="gr2" draw:text-style-name="P2" draw:layer="layout" svg:width="0.109cm" svg:height="0.258cm" svg:x="6.095cm" svg:y="9.133cm" svg:viewBox="0 0 110 259" draw:points="0,0 110,0 110,259 0,259">
          <text:p/>
        </draw:polyline>
        <draw:frame draw:style-name="gr6" draw:text-style-name="P7" draw:layer="layout" svg:width="1.268cm" svg:height="0.289cm" svg:x="4.72cm" svg:y="8.806cm">
          <draw:text-box>
            <text:p text:style-name="P3"><text:span text:style-name="T4"><text:s/></text:span><text:span text:style-name="T4">JQ013793</text:span></text:p>
          </draw:text-box>
        </draw:frame>
        <draw:frame draw:style-name="gr28" draw:text-style-name="P6" draw:layer="layout" svg:width="3.418cm" svg:height="0.268cm" svg:x="6.269cm" svg:y="9.109cm">
          <draw:text-box>
            <text:p text:style-name="P3"><text:span text:style-name="T3">K153. <text:s/>Rab.DEU.RP.rabbit.FLI.2016</text:span></text:p>
          </draw:text-box>
        </draw:frame>
        <draw:line draw:style-name="gr2" draw:text-style-name="P2" draw:layer="layout" svg:x1="4.094cm" svg:y1="9.262cm" svg:x2="4.224cm" svg:y2="9.262cm">
          <text:p/>
        </draw:line>
        <draw:polyline draw:style-name="gr2" draw:text-style-name="P2" draw:layer="layout" svg:width="0.109cm" svg:height="0.258cm" svg:x="5.956cm" svg:y="9.431cm" svg:viewBox="0 0 110 259" draw:points="0,0 110,0 110,259 0,259">
          <text:p/>
        </draw:polyline>
        <draw:frame draw:style-name="gr25" draw:text-style-name="P7" draw:layer="layout" svg:width="1.281cm" svg:height="0.289cm" svg:x="4.557cm" svg:y="9.104cm">
          <draw:text-box>
            <text:p text:style-name="P3"><text:span text:style-name="T4"><text:s/></text:span><text:span text:style-name="T4">KY092473</text:span></text:p>
          </draw:text-box>
        </draw:frame>
        <draw:frame draw:style-name="gr28" draw:text-style-name="P6" draw:layer="layout" svg:width="3.418cm" svg:height="0.268cm" svg:x="6.13cm" svg:y="9.406cm">
          <draw:text-box>
            <text:p text:style-name="P3"><text:span text:style-name="T3">K154. <text:s/>Rab.DEU.RP.rabbit.FLI.2016</text:span></text:p>
          </draw:text-box>
        </draw:frame>
        <draw:polyline draw:style-name="gr2" draw:text-style-name="P2" draw:layer="layout" svg:width="0cm" svg:height="0cm" svg:x="4.094cm" svg:y="9.56cm" svg:viewBox="0 0 0 0" draw:points="0,0">
          <text:p/>
        </draw:polyline>
        <draw:polyline draw:style-name="gr2" draw:text-style-name="P2" draw:layer="layout" svg:width="0.109cm" svg:height="0.258cm" svg:x="5.956cm" svg:y="9.728cm" svg:viewBox="0 0 110 259" draw:points="0,0 110,0 110,259 0,259">
          <text:p/>
        </draw:polyline>
        <draw:frame draw:style-name="gr25" draw:text-style-name="P7" draw:layer="layout" svg:width="1.281cm" svg:height="0.289cm" svg:x="4.418cm" svg:y="9.401cm">
          <draw:text-box>
            <text:p text:style-name="P3"><text:span text:style-name="T4"><text:s/></text:span><text:span text:style-name="T4">KY092474</text:span></text:p>
          </draw:text-box>
        </draw:frame>
        <draw:frame draw:style-name="gr28" draw:text-style-name="P6" draw:layer="layout" svg:width="3.418cm" svg:height="0.268cm" svg:x="6.13cm" svg:y="9.704cm">
          <draw:text-box>
            <text:p text:style-name="P3"><text:span text:style-name="T3">K155. <text:s/>Rab.DEU.RP.rabbit.FLI.2016</text:span></text:p>
          </draw:text-box>
        </draw:frame>
        <draw:polyline draw:style-name="gr2" draw:text-style-name="P2" draw:layer="layout" svg:width="0cm" svg:height="0cm" svg:x="4.094cm" svg:y="9.857cm" svg:viewBox="0 0 0 0" draw:points="0,0">
          <text:p/>
        </draw:polyline>
        <draw:line draw:style-name="gr2" draw:text-style-name="P2" draw:layer="layout" svg:x1="4.085cm" svg:y1="9.262cm" svg:x2="4.085cm" svg:y2="9.55cm">
          <text:p/>
        </draw:line>
        <draw:line draw:style-name="gr2" draw:text-style-name="P2" draw:layer="layout" svg:x1="4.085cm" svg:y1="9.57cm" svg:x2="4.085cm" svg:y2="9.857cm">
          <text:p/>
        </draw:line>
        <draw:polyline draw:style-name="gr2" draw:text-style-name="P2" draw:layer="layout" svg:width="0.12cm" svg:height="0.287cm" svg:x="3.965cm" svg:y="9.56cm" svg:viewBox="0 0 121 288" draw:points="0,288 0,0 121,0">
          <text:p/>
        </draw:polyline>
        <draw:polyline draw:style-name="gr2" draw:text-style-name="P2" draw:layer="layout" svg:width="0.109cm" svg:height="0.258cm" svg:x="6.11cm" svg:y="10.026cm" svg:viewBox="0 0 110 259" draw:points="0,0 110,0 110,259 0,259">
          <text:p/>
        </draw:polyline>
        <draw:frame draw:style-name="gr25" draw:text-style-name="P7" draw:layer="layout" svg:width="1.281cm" svg:height="0.289cm" svg:x="4.418cm" svg:y="9.699cm">
          <draw:text-box>
            <text:p text:style-name="P3"><text:span text:style-name="T4"><text:s/></text:span><text:span text:style-name="T4">KY092475</text:span></text:p>
          </draw:text-box>
        </draw:frame>
        <draw:frame draw:style-name="gr28" draw:text-style-name="P6" draw:layer="layout" svg:width="3.418cm" svg:height="0.268cm" svg:x="6.284cm" svg:y="10.002cm">
          <draw:text-box>
            <text:p text:style-name="P3"><text:span text:style-name="T3">K159. <text:s/>Rab.DEU.RP.rabbit.FLI.2016</text:span></text:p>
          </draw:text-box>
        </draw:frame>
        <draw:line draw:style-name="gr2" draw:text-style-name="P2" draw:layer="layout" svg:x1="3.975cm" svg:y1="10.155cm" svg:x2="4.238cm" svg:y2="10.155cm">
          <text:p/>
        </draw:line>
        <draw:line draw:style-name="gr2" draw:text-style-name="P2" draw:layer="layout" svg:x1="3.965cm" svg:y1="9.867cm" svg:x2="3.965cm" svg:y2="10.155cm">
          <text:p/>
        </draw:line>
        <draw:polyline draw:style-name="gr2" draw:text-style-name="P2" draw:layer="layout" svg:width="0.109cm" svg:height="0.288cm" svg:x="3.856cm" svg:y="9.857cm" svg:viewBox="0 0 110 289" draw:points="0,289 0,0 110,0">
          <text:p/>
        </draw:polyline>
        <draw:polyline draw:style-name="gr2" draw:text-style-name="P2" draw:layer="layout" svg:width="0.109cm" svg:height="0.257cm" svg:x="6.125cm" svg:y="10.324cm" svg:viewBox="0 0 110 258" draw:points="0,0 110,0 110,258 0,258">
          <text:p/>
        </draw:polyline>
        <draw:frame draw:style-name="gr25" draw:text-style-name="P7" draw:layer="layout" svg:width="1.281cm" svg:height="0.289cm" svg:x="4.571cm" svg:y="9.996cm">
          <draw:text-box>
            <text:p text:style-name="P3"><text:span text:style-name="T4"><text:s/></text:span><text:span text:style-name="T4">KY092478</text:span></text:p>
          </draw:text-box>
        </draw:frame>
        <draw:frame draw:style-name="gr28" draw:text-style-name="P6" draw:layer="layout" svg:width="3.418cm" svg:height="0.268cm" svg:x="6.299cm" svg:y="10.299cm">
          <draw:text-box>
            <text:p text:style-name="P3"><text:span text:style-name="T3">K106. <text:s/>Rab.DEU.RP.rabbit.FLI.2015</text:span></text:p>
          </draw:text-box>
        </draw:frame>
        <draw:line draw:style-name="gr2" draw:text-style-name="P2" draw:layer="layout" svg:x1="3.866cm" svg:y1="10.453cm" svg:x2="4.253cm" svg:y2="10.453cm">
          <text:p/>
        </draw:line>
        <draw:line draw:style-name="gr2" draw:text-style-name="P2" draw:layer="layout" svg:x1="3.856cm" svg:y1="10.165cm" svg:x2="3.856cm" svg:y2="10.453cm">
          <text:p/>
        </draw:line>
        <draw:polyline draw:style-name="gr2" draw:text-style-name="P2" draw:layer="layout" svg:width="0.154cm" svg:height="0.526cm" svg:x="3.702cm" svg:y="10.155cm" svg:viewBox="0 0 155 527" draw:points="0,527 0,0 155,0">
          <text:p/>
        </draw:polyline>
        <draw:polyline draw:style-name="gr2" draw:text-style-name="P2" draw:layer="layout" svg:width="0.109cm" svg:height="0.258cm" svg:x="6.313cm" svg:y="10.621cm" svg:viewBox="0 0 110 259" draw:points="0,0 110,0 110,259 0,259">
          <text:p/>
        </draw:polyline>
        <draw:frame draw:style-name="gr25" draw:text-style-name="P7" draw:layer="layout" svg:width="1.281cm" svg:height="0.289cm" svg:x="4.586cm" svg:y="10.294cm">
          <draw:text-box>
            <text:p text:style-name="P3"><text:span text:style-name="T4"><text:s/></text:span><text:span text:style-name="T4">KY092460</text:span></text:p>
          </draw:text-box>
        </draw:frame>
        <draw:frame draw:style-name="gr28" draw:text-style-name="P6" draw:layer="layout" svg:width="3.418cm" svg:height="0.268cm" svg:x="6.487cm" svg:y="10.597cm">
          <draw:text-box>
            <text:p text:style-name="P3"><text:span text:style-name="T3">K109. <text:s/>Rab.DEU.RP.rabbit.FLI.2015</text:span></text:p>
          </draw:text-box>
        </draw:frame>
        <draw:line draw:style-name="gr2" draw:text-style-name="P2" draw:layer="layout" svg:x1="4.025cm" svg:y1="10.75cm" svg:x2="4.442cm" svg:y2="10.75cm">
          <text:p/>
        </draw:line>
        <draw:polyline draw:style-name="gr2" draw:text-style-name="P2" draw:layer="layout" svg:width="0.109cm" svg:height="0.258cm" svg:x="6.214cm" svg:y="10.919cm" svg:viewBox="0 0 110 259" draw:points="0,0 110,0 110,259 0,259">
          <text:p/>
        </draw:polyline>
        <draw:frame draw:style-name="gr25" draw:text-style-name="P7" draw:layer="layout" svg:width="1.281cm" svg:height="0.289cm" svg:x="4.775cm" svg:y="10.592cm">
          <draw:text-box>
            <text:p text:style-name="P3"><text:span text:style-name="T4"><text:s/></text:span><text:span text:style-name="T4">KY092467</text:span></text:p>
          </draw:text-box>
        </draw:frame>
        <draw:frame draw:style-name="gr28" draw:text-style-name="P6" draw:layer="layout" svg:width="3.418cm" svg:height="0.268cm" svg:x="6.388cm" svg:y="10.894cm">
          <draw:text-box>
            <text:p text:style-name="P3"><text:span text:style-name="T3">K151. <text:s/>Rab.DEU.RP.rabbit.FLI.2016</text:span></text:p>
          </draw:text-box>
        </draw:frame>
        <draw:line draw:style-name="gr2" draw:text-style-name="P2" draw:layer="layout" svg:x1="4.025cm" svg:y1="11.048cm" svg:x2="4.343cm" svg:y2="11.048cm">
          <text:p/>
        </draw:line>
        <draw:line draw:style-name="gr2" draw:text-style-name="P2" draw:layer="layout" svg:x1="4.015cm" svg:y1="10.75cm" svg:x2="4.015cm" svg:y2="10.889cm">
          <text:p/>
        </draw:line>
        <draw:line draw:style-name="gr2" draw:text-style-name="P2" draw:layer="layout" svg:x1="4.015cm" svg:y1="10.909cm" svg:x2="4.015cm" svg:y2="11.048cm">
          <text:p/>
        </draw:line>
        <draw:polyline draw:style-name="gr2" draw:text-style-name="P2" draw:layer="layout" svg:width="0.114cm" svg:height="0.322cm" svg:x="3.901cm" svg:y="10.899cm" svg:viewBox="0 0 115 323" draw:points="0,323 0,0 115,0">
          <text:p/>
        </draw:polyline>
        <draw:polyline draw:style-name="gr2" draw:text-style-name="P2" draw:layer="layout" svg:width="0.109cm" svg:height="0.258cm" svg:x="6.487cm" svg:y="11.216cm" svg:viewBox="0 0 110 259" draw:points="0,0 110,0 110,259 0,259">
          <text:p/>
        </draw:polyline>
        <draw:frame draw:style-name="gr25" draw:text-style-name="P7" draw:layer="layout" svg:width="1.281cm" svg:height="0.289cm" svg:x="4.676cm" svg:y="10.889cm">
          <draw:text-box>
            <text:p text:style-name="P3"><text:span text:style-name="T4"><text:s/></text:span><text:span text:style-name="T4">KY092472</text:span></text:p>
          </draw:text-box>
        </draw:frame>
        <draw:frame draw:style-name="gr28" draw:text-style-name="P6" draw:layer="layout" svg:width="3.418cm" svg:height="0.268cm" svg:x="6.661cm" svg:y="11.192cm">
          <draw:text-box>
            <text:p text:style-name="P3"><text:span text:style-name="T3">K092. <text:s/>Rab.DEU.RP.rabbit.FLI.2015</text:span></text:p>
          </draw:text-box>
        </draw:frame>
        <draw:line draw:style-name="gr2" draw:text-style-name="P2" draw:layer="layout" svg:x1="4.432cm" svg:y1="11.345cm" svg:x2="4.616cm" svg:y2="11.345cm">
          <text:p/>
        </draw:line>
        <draw:polyline draw:style-name="gr2" draw:text-style-name="P2" draw:layer="layout" svg:width="0.109cm" svg:height="0.258cm" svg:x="6.338cm" svg:y="11.514cm" svg:viewBox="0 0 110 259" draw:points="0,0 110,0 110,259 0,259">
          <text:p/>
        </draw:polyline>
        <draw:frame draw:style-name="gr25" draw:text-style-name="P7" draw:layer="layout" svg:width="1.281cm" svg:height="0.289cm" svg:x="4.949cm" svg:y="11.187cm">
          <draw:text-box>
            <text:p text:style-name="P3"><text:span text:style-name="T4"><text:s/></text:span><text:span text:style-name="T4">KY092451</text:span></text:p>
          </draw:text-box>
        </draw:frame>
        <draw:frame draw:style-name="gr28" draw:text-style-name="P6" draw:layer="layout" svg:width="3.418cm" svg:height="0.268cm" svg:x="6.512cm" svg:y="11.49cm">
          <draw:text-box>
            <text:p text:style-name="P3"><text:span text:style-name="T3">K158. <text:s/>Rab.DEU.RP.rabbit.FLI.2016</text:span></text:p>
          </draw:text-box>
        </draw:frame>
        <draw:polyline draw:style-name="gr2" draw:text-style-name="P2" draw:layer="layout" svg:width="0cm" svg:height="0cm" svg:x="4.477cm" svg:y="11.643cm" svg:viewBox="0 0 0 0" draw:points="0,0">
          <text:p/>
        </draw:polyline>
        <draw:polyline draw:style-name="gr2" draw:text-style-name="P2" draw:layer="layout" svg:width="0.11cm" svg:height="0.258cm" svg:x="6.432cm" svg:y="11.812cm" svg:viewBox="0 0 111 259" draw:points="0,0 111,0 111,259 0,259">
          <text:p/>
        </draw:polyline>
        <draw:frame draw:style-name="gr25" draw:text-style-name="P7" draw:layer="layout" svg:width="1.281cm" svg:height="0.289cm" svg:x="4.8cm" svg:y="11.484cm">
          <draw:text-box>
            <text:p text:style-name="P3"><text:span text:style-name="T4"><text:s/></text:span><text:span text:style-name="T4">KY092476</text:span></text:p>
          </draw:text-box>
        </draw:frame>
        <draw:frame draw:style-name="gr28" draw:text-style-name="P6" draw:layer="layout" svg:width="3.418cm" svg:height="0.268cm" svg:x="6.607cm" svg:y="11.787cm">
          <draw:text-box>
            <text:p text:style-name="P3"><text:span text:style-name="T3">K164. <text:s/>Rab.DEU.RP.rabbit.FLI.2016</text:span></text:p>
          </draw:text-box>
        </draw:frame>
        <draw:line draw:style-name="gr2" draw:text-style-name="P2" draw:layer="layout" svg:x1="4.477cm" svg:y1="11.941cm" svg:x2="4.561cm" svg:y2="11.941cm">
          <text:p/>
        </draw:line>
        <draw:line draw:style-name="gr2" draw:text-style-name="P2" draw:layer="layout" svg:x1="4.467cm" svg:y1="11.643cm" svg:x2="4.467cm" svg:y2="11.782cm">
          <text:p/>
        </draw:line>
        <draw:line draw:style-name="gr2" draw:text-style-name="P2" draw:layer="layout" svg:x1="4.467cm" svg:y1="11.802cm" svg:x2="4.467cm" svg:y2="11.941cm">
          <text:p/>
        </draw:line>
        <draw:polyline draw:style-name="gr2" draw:text-style-name="P2" draw:layer="layout" svg:width="0.045cm" svg:height="0.214cm" svg:x="4.422cm" svg:y="11.578cm" svg:viewBox="0 0 46 215" draw:points="0,0 0,215 46,215">
          <text:p/>
        </draw:polyline>
        <draw:line draw:style-name="gr2" draw:text-style-name="P2" draw:layer="layout" svg:x1="4.422cm" svg:y1="11.345cm" svg:x2="4.422cm" svg:y2="11.559cm">
          <text:p/>
        </draw:line>
        <draw:polyline draw:style-name="gr2" draw:text-style-name="P2" draw:layer="layout" svg:width="0.521cm" svg:height="0.328cm" svg:x="3.901cm" svg:y="11.241cm" svg:viewBox="0 0 522 329" draw:points="0,0 0,329 522,329">
          <text:p/>
        </draw:polyline>
        <draw:polyline draw:style-name="gr2" draw:text-style-name="P2" draw:layer="layout" svg:width="0.199cm" svg:height="0.53cm" svg:x="3.702cm" svg:y="10.701cm" svg:viewBox="0 0 200 531" draw:points="0,0 0,531 200,531">
          <text:p/>
        </draw:polyline>
        <draw:polyline draw:style-name="gr2" draw:text-style-name="P2" draw:layer="layout" svg:width="0.109cm" svg:height="2.937cm" svg:x="10.16cm" svg:y="9.133cm" svg:viewBox="0 0 110 2938" draw:points="0,0 110,0 110,2938 0,2938">
          <text:p/>
        </draw:polyline>
        <draw:frame draw:style-name="gr25" draw:text-style-name="P7" draw:layer="layout" svg:width="1.281cm" svg:height="0.289cm" svg:x="4.894cm" svg:y="11.782cm">
          <draw:text-box>
            <text:p text:style-name="P3"><text:span text:style-name="T4"><text:s/></text:span><text:span text:style-name="T4">KY092477</text:span></text:p>
          </draw:text-box>
        </draw:frame>
        <draw:line draw:style-name="gr2" draw:text-style-name="P2" draw:layer="layout" svg:x1="3.335cm" svg:y1="10.691cm" svg:x2="3.702cm" svg:y2="10.691cm">
          <text:p/>
        </draw:line>
        <draw:polyline draw:style-name="gr2" draw:text-style-name="P2" draw:layer="layout" svg:width="0.109cm" svg:height="0.258cm" svg:x="7.852cm" svg:y="12.109cm" svg:viewBox="0 0 110 259" draw:points="0,0 110,0 110,259 0,259">
          <text:p/>
        </draw:polyline>
        <draw:frame draw:style-name="gr29" draw:text-style-name="P6" draw:layer="layout" svg:width="1.458cm" svg:height="0.268cm" svg:x="10.334cm" svg:y="10.448cm">
          <draw:text-box>
            <text:p text:style-name="P3"><text:span text:style-name="T3">Gau-Algesheim</text:span></text:p>
          </draw:text-box>
        </draw:frame>
        <draw:frame draw:style-name="gr30" draw:text-style-name="P6" draw:layer="layout" svg:width="3.325cm" svg:height="0.268cm" svg:x="8.026cm" svg:y="12.085cm">
          <draw:text-box>
            <text:p text:style-name="P3"><text:span text:style-name="T3">K126. Rab.DEU.LS.rabbit.FLI.2015</text:span></text:p>
          </draw:text-box>
        </draw:frame>
        <draw:line draw:style-name="gr2" draw:text-style-name="P2" draw:layer="layout" svg:x1="5.832cm" svg:y1="12.238cm" svg:x2="5.981cm" svg:y2="12.238cm">
          <text:p/>
        </draw:line>
        <draw:polyline draw:style-name="gr2" draw:text-style-name="P2" draw:layer="layout" svg:width="0.11cm" svg:height="0.258cm" svg:x="7.772cm" svg:y="12.407cm" svg:viewBox="0 0 111 259" draw:points="0,0 111,0 111,259 0,259">
          <text:p/>
        </draw:polyline>
        <draw:frame draw:style-name="gr25" draw:text-style-name="P7" draw:layer="layout" svg:width="1.281cm" svg:height="0.289cm" svg:x="6.314cm" svg:y="12.08cm">
          <draw:text-box>
            <text:p text:style-name="P3"><text:span text:style-name="T4"><text:s/></text:span><text:span text:style-name="T4">KY092468</text:span></text:p>
          </draw:text-box>
        </draw:frame>
        <draw:frame draw:style-name="gr30" draw:text-style-name="P6" draw:layer="layout" svg:width="3.325cm" svg:height="0.268cm" svg:x="7.947cm" svg:y="12.383cm">
          <draw:text-box>
            <text:p text:style-name="P3"><text:span text:style-name="T3">K145. Rab.DEU.LS.rabbit.FLI.2015</text:span></text:p>
          </draw:text-box>
        </draw:frame>
        <draw:line draw:style-name="gr2" draw:text-style-name="P2" draw:layer="layout" svg:x1="5.832cm" svg:y1="12.536cm" svg:x2="5.901cm" svg:y2="12.536cm">
          <text:p/>
        </draw:line>
        <draw:line draw:style-name="gr2" draw:text-style-name="P2" draw:layer="layout" svg:x1="5.822cm" svg:y1="12.238cm" svg:x2="5.822cm" svg:y2="12.377cm">
          <text:p/>
        </draw:line>
        <draw:line draw:style-name="gr2" draw:text-style-name="P2" draw:layer="layout" svg:x1="5.822cm" svg:y1="12.397cm" svg:x2="5.822cm" svg:y2="12.536cm">
          <text:p/>
        </draw:line>
        <draw:polyline draw:style-name="gr2" draw:text-style-name="P2" draw:layer="layout" svg:width="0.596cm" svg:height="0.213cm" svg:x="5.226cm" svg:y="12.387cm" svg:viewBox="0 0 597 214" draw:points="0,214 0,0 597,0">
          <text:p/>
        </draw:polyline>
        <draw:polyline draw:style-name="gr2" draw:text-style-name="P2" draw:layer="layout" svg:width="0.109cm" svg:height="0.258cm" svg:x="7.222cm" svg:y="12.704cm" svg:viewBox="0 0 110 259" draw:points="0,0 110,0 110,259 0,259">
          <text:p/>
        </draw:polyline>
        <draw:frame draw:style-name="gr25" draw:text-style-name="P7" draw:layer="layout" svg:width="1.281cm" svg:height="0.289cm" svg:x="6.234cm" svg:y="12.377cm">
          <draw:text-box>
            <text:p text:style-name="P3"><text:span text:style-name="T4"><text:s/></text:span><text:span text:style-name="T4">KY092469</text:span></text:p>
          </draw:text-box>
        </draw:frame>
        <draw:frame draw:style-name="gr30" draw:text-style-name="P6" draw:layer="layout" svg:width="3.325cm" svg:height="0.268cm" svg:x="7.396cm" svg:y="12.68cm">
          <draw:text-box>
            <text:p text:style-name="P3"><text:span text:style-name="T3">K147. Rab.DEU.LS.rabbit.FLI.2015</text:span></text:p>
          </draw:text-box>
        </draw:frame>
        <draw:line draw:style-name="gr2" draw:text-style-name="P2" draw:layer="layout" svg:x1="5.236cm" svg:y1="12.833cm" svg:x2="5.35cm" svg:y2="12.833cm">
          <text:p/>
        </draw:line>
        <draw:polyline draw:style-name="gr2" draw:text-style-name="P2" draw:layer="layout" svg:width="0.109cm" svg:height="0.853cm" svg:x="11.485cm" svg:y="12.109cm" svg:viewBox="0 0 110 854" draw:points="0,0 110,0 110,854 0,854">
          <text:p/>
        </draw:polyline>
        <draw:frame draw:style-name="gr25" draw:text-style-name="P7" draw:layer="layout" svg:width="1.281cm" svg:height="0.289cm" svg:x="5.683cm" svg:y="12.675cm">
          <draw:text-box>
            <text:p text:style-name="P3"><text:span text:style-name="T4"><text:s/></text:span><text:span text:style-name="T4">KY092470</text:span></text:p>
          </draw:text-box>
        </draw:frame>
        <draw:line draw:style-name="gr2" draw:text-style-name="P2" draw:layer="layout" svg:x1="5.226cm" svg:y1="12.62cm" svg:x2="5.226cm" svg:y2="12.833cm">
          <text:p/>
        </draw:line>
        <draw:line draw:style-name="gr2" draw:text-style-name="P2" draw:layer="layout" svg:x1="3.757cm" svg:y1="12.61cm" svg:x2="5.226cm" svg:y2="12.61cm">
          <text:p/>
        </draw:line>
        <draw:polyline draw:style-name="gr2" draw:text-style-name="P2" draw:layer="layout" svg:width="0.109cm" svg:height="0.258cm" svg:x="7.877cm" svg:y="13.002cm" svg:viewBox="0 0 110 259" draw:points="0,0 110,0 110,259 0,259">
          <text:p/>
        </draw:polyline>
        <draw:frame draw:style-name="gr29" draw:text-style-name="P6" draw:layer="layout" svg:width="1.458cm" svg:height="0.268cm" svg:x="11.659cm" svg:y="12.383cm">
          <draw:text-box>
            <text:p text:style-name="P3"><text:span text:style-name="T3">Gau-Algesheim</text:span></text:p>
          </draw:text-box>
        </draw:frame>
        <draw:frame draw:style-name="gr28" draw:text-style-name="P6" draw:layer="layout" svg:width="3.418cm" svg:height="0.268cm" svg:x="8.051cm" svg:y="12.978cm">
          <draw:text-box>
            <text:p text:style-name="P3"><text:span text:style-name="T3">K096. <text:s/>Rab.DEU.RP.rabbit.FLI.2015</text:span></text:p>
          </draw:text-box>
        </draw:frame>
        <draw:line draw:style-name="gr2" draw:text-style-name="P2" draw:layer="layout" svg:x1="5.921cm" svg:y1="13.131cm" svg:x2="6.005cm" svg:y2="13.131cm">
          <text:p/>
        </draw:line>
        <draw:polyline draw:style-name="gr2" draw:text-style-name="P2" draw:layer="layout" svg:width="0.109cm" svg:height="0.258cm" svg:x="7.827cm" svg:y="13.3cm" svg:viewBox="0 0 110 259" draw:points="0,0 110,0 110,259 0,259">
          <text:p/>
        </draw:polyline>
        <draw:frame draw:style-name="gr25" draw:text-style-name="P7" draw:layer="layout" svg:width="1.281cm" svg:height="0.289cm" svg:x="6.338cm" svg:y="12.972cm">
          <draw:text-box>
            <text:p text:style-name="P3"><text:span text:style-name="T4"><text:s/></text:span><text:span text:style-name="T4">KY092466</text:span></text:p>
          </draw:text-box>
        </draw:frame>
        <draw:frame draw:style-name="gr28" draw:text-style-name="P6" draw:layer="layout" svg:width="3.418cm" svg:height="0.268cm" svg:x="8.001cm" svg:y="13.275cm">
          <draw:text-box>
            <text:p text:style-name="P3"><text:span text:style-name="T3">K149. <text:s/>Rab.DEU.RP.rabbit.FLI.2016</text:span></text:p>
          </draw:text-box>
        </draw:frame>
        <draw:line draw:style-name="gr2" draw:text-style-name="P2" draw:layer="layout" svg:x1="5.921cm" svg:y1="13.429cm" svg:x2="5.956cm" svg:y2="13.429cm">
          <text:p/>
        </draw:line>
        <draw:line draw:style-name="gr2" draw:text-style-name="P2" draw:layer="layout" svg:x1="5.911cm" svg:y1="13.131cm" svg:x2="5.911cm" svg:y2="13.27cm">
          <text:p/>
        </draw:line>
        <draw:line draw:style-name="gr2" draw:text-style-name="P2" draw:layer="layout" svg:x1="5.911cm" svg:y1="13.29cm" svg:x2="5.911cm" svg:y2="13.429cm">
          <text:p/>
        </draw:line>
        <draw:polyline draw:style-name="gr2" draw:text-style-name="P2" draw:layer="layout" svg:width="0.045cm" svg:height="0.213cm" svg:x="5.866cm" svg:y="13.28cm" svg:viewBox="0 0 46 214" draw:points="0,214 0,0 46,0">
          <text:p/>
        </draw:polyline>
        <draw:polyline draw:style-name="gr2" draw:text-style-name="P2" draw:layer="layout" svg:width="0.109cm" svg:height="0.258cm" svg:x="7.738cm" svg:y="13.597cm" svg:viewBox="0 0 110 259" draw:points="0,0 110,0 110,259 0,259">
          <text:p/>
        </draw:polyline>
        <draw:frame draw:style-name="gr25" draw:text-style-name="P7" draw:layer="layout" svg:width="1.281cm" svg:height="0.289cm" svg:x="6.289cm" svg:y="13.27cm">
          <draw:text-box>
            <text:p text:style-name="P3"><text:span text:style-name="T4"><text:s/></text:span><text:span text:style-name="T4">KY092471</text:span></text:p>
          </draw:text-box>
        </draw:frame>
        <draw:frame draw:style-name="gr28" draw:text-style-name="P6" draw:layer="layout" svg:width="3.418cm" svg:height="0.268cm" svg:x="7.912cm" svg:y="13.573cm">
          <draw:text-box>
            <text:p text:style-name="P3"><text:span text:style-name="T3">K103. <text:s/>Rab.DEU.RP.rabbit.FLI.2015</text:span></text:p>
          </draw:text-box>
        </draw:frame>
        <draw:polyline draw:style-name="gr2" draw:text-style-name="P2" draw:layer="layout" svg:width="0cm" svg:height="0cm" svg:x="5.876cm" svg:y="13.726cm" svg:viewBox="0 0 0 0" draw:points="0,0">
          <text:p/>
        </draw:polyline>
        <draw:polyline draw:style-name="gr2" draw:text-style-name="P2" draw:layer="layout" svg:width="0.109cm" svg:height="0.853cm" svg:x="11.55cm" svg:y="13.002cm" svg:viewBox="0 0 110 854" draw:points="0,0 110,0 110,854 0,854">
          <text:p/>
        </draw:polyline>
        <draw:frame draw:style-name="gr25" draw:text-style-name="P7" draw:layer="layout" svg:width="1.281cm" svg:height="0.289cm" svg:x="6.2cm" svg:y="13.568cm">
          <draw:text-box>
            <text:p text:style-name="P3"><text:span text:style-name="T4"><text:s/></text:span><text:span text:style-name="T4">KY092459</text:span></text:p>
          </draw:text-box>
        </draw:frame>
        <draw:line draw:style-name="gr2" draw:text-style-name="P2" draw:layer="layout" svg:x1="5.866cm" svg:y1="13.513cm" svg:x2="5.866cm" svg:y2="13.726cm">
          <text:p/>
        </draw:line>
        <draw:line draw:style-name="gr2" draw:text-style-name="P2" draw:layer="layout" svg:x1="3.951cm" svg:y1="13.503cm" svg:x2="5.866cm" svg:y2="13.503cm">
          <text:p/>
        </draw:line>
        <draw:polyline draw:style-name="gr2" draw:text-style-name="P2" draw:layer="layout" svg:width="0.109cm" svg:height="0.258cm" svg:x="7.028cm" svg:y="13.895cm" svg:viewBox="0 0 110 259" draw:points="0,0 110,0 110,259 0,259">
          <text:p/>
        </draw:polyline>
        <draw:frame draw:style-name="gr29" draw:text-style-name="P6" draw:layer="layout" svg:width="1.458cm" svg:height="0.268cm" svg:x="11.724cm" svg:y="13.275cm">
          <draw:text-box>
            <text:p text:style-name="P3"><text:span text:style-name="T3">Gau-Algesheim</text:span></text:p>
          </draw:text-box>
        </draw:frame>
        <draw:frame draw:style-name="gr24" draw:text-style-name="P6" draw:layer="layout" svg:width="3.363cm" svg:height="0.268cm" svg:x="7.202cm" svg:y="13.871cm">
          <draw:text-box>
            <text:p text:style-name="P3"><text:span text:style-name="T3">K035. Rab.DEU.SH.rabbit.FLI.2015</text:span></text:p>
          </draw:text-box>
        </draw:frame>
        <draw:line draw:style-name="gr2" draw:text-style-name="P2" draw:layer="layout" svg:x1="4.824cm" svg:y1="14.024cm" svg:x2="5.157cm" svg:y2="14.024cm">
          <text:p/>
        </draw:line>
        <draw:polyline draw:style-name="gr2" draw:text-style-name="P2" draw:layer="layout" svg:width="0.109cm" svg:height="0.258cm" svg:x="7.043cm" svg:y="14.192cm" svg:viewBox="0 0 110 259" draw:points="0,0 110,0 110,259 0,259">
          <text:p/>
        </draw:polyline>
        <draw:frame draw:style-name="gr25" draw:text-style-name="P7" draw:layer="layout" svg:width="1.281cm" svg:height="0.289cm" svg:x="5.49cm" svg:y="13.865cm">
          <draw:text-box>
            <text:p text:style-name="P3"><text:span text:style-name="T4"><text:s/></text:span><text:span text:style-name="T4">KY092453</text:span></text:p>
          </draw:text-box>
        </draw:frame>
        <draw:frame draw:style-name="gr24" draw:text-style-name="P6" draw:layer="layout" svg:width="3.363cm" svg:height="0.268cm" svg:x="7.217cm" svg:y="14.168cm">
          <draw:text-box>
            <text:p text:style-name="P3"><text:span text:style-name="T3">K048. Rab.DEU.SH.rabbit.FLI.2015</text:span></text:p>
          </draw:text-box>
        </draw:frame>
        <draw:line draw:style-name="gr2" draw:text-style-name="P2" draw:layer="layout" svg:x1="4.988cm" svg:y1="14.321cm" svg:x2="5.172cm" svg:y2="14.321cm">
          <text:p/>
        </draw:line>
        <draw:polyline draw:style-name="gr2" draw:text-style-name="P2" draw:layer="layout" svg:width="0.109cm" svg:height="0.258cm" svg:x="6.944cm" svg:y="14.49cm" svg:viewBox="0 0 110 259" draw:points="0,0 110,0 110,259 0,259">
          <text:p/>
        </draw:polyline>
        <draw:frame draw:style-name="gr25" draw:text-style-name="P7" draw:layer="layout" svg:width="1.281cm" svg:height="0.289cm" svg:x="5.505cm" svg:y="14.163cm">
          <draw:text-box>
            <text:p text:style-name="P3"><text:span text:style-name="T4"><text:s/></text:span><text:span text:style-name="T4">KY092454</text:span></text:p>
          </draw:text-box>
        </draw:frame>
        <draw:frame draw:style-name="gr24" draw:text-style-name="P6" draw:layer="layout" svg:width="3.363cm" svg:height="0.268cm" svg:x="7.118cm" svg:y="14.466cm">
          <draw:text-box>
            <text:p text:style-name="P3"><text:span text:style-name="T3">K031. Rab.DEU.SH.rabbit.FLI.2015</text:span></text:p>
          </draw:text-box>
        </draw:frame>
        <draw:line draw:style-name="gr2" draw:text-style-name="P2" draw:layer="layout" svg:x1="4.988cm" svg:y1="14.619cm" svg:x2="5.072cm" svg:y2="14.619cm">
          <text:p/>
        </draw:line>
        <draw:line draw:style-name="gr2" draw:text-style-name="P2" draw:layer="layout" svg:x1="4.978cm" svg:y1="14.321cm" svg:x2="4.978cm" svg:y2="14.46cm">
          <text:p/>
        </draw:line>
        <draw:line draw:style-name="gr2" draw:text-style-name="P2" draw:layer="layout" svg:x1="4.978cm" svg:y1="14.48cm" svg:x2="4.978cm" svg:y2="14.619cm">
          <text:p/>
        </draw:line>
        <draw:polyline draw:style-name="gr2" draw:text-style-name="P2" draw:layer="layout" svg:width="0.035cm" svg:height="0.323cm" svg:x="4.943cm" svg:y="14.47cm" svg:viewBox="0 0 36 324" draw:points="0,324 0,0 36,0">
          <text:p/>
        </draw:polyline>
        <draw:polyline draw:style-name="gr2" draw:text-style-name="P2" draw:layer="layout" svg:width="0.109cm" svg:height="0.258cm" svg:x="7.068cm" svg:y="14.788cm" svg:viewBox="0 0 110 259" draw:points="0,0 110,0 110,259 0,259">
          <text:p/>
        </draw:polyline>
        <draw:frame draw:style-name="gr25" draw:text-style-name="P7" draw:layer="layout" svg:width="1.281cm" svg:height="0.289cm" svg:x="5.405cm" svg:y="14.46cm">
          <draw:text-box>
            <text:p text:style-name="P3"><text:span text:style-name="T4"><text:s/></text:span><text:span text:style-name="T4">KY092461</text:span></text:p>
          </draw:text-box>
        </draw:frame>
        <draw:frame draw:style-name="gr24" draw:text-style-name="P6" draw:layer="layout" svg:width="3.363cm" svg:height="0.268cm" svg:x="7.242cm" svg:y="14.763cm">
          <draw:text-box>
            <text:p text:style-name="P3"><text:span text:style-name="T3">K027. Rab.DEU.SH.rabbit.FLI.2015</text:span></text:p>
          </draw:text-box>
        </draw:frame>
        <draw:line draw:style-name="gr2" draw:text-style-name="P2" draw:layer="layout" svg:x1="5.013cm" svg:y1="14.917cm" svg:x2="5.196cm" svg:y2="14.917cm">
          <text:p/>
        </draw:line>
        <draw:polyline draw:style-name="gr2" draw:text-style-name="P2" draw:layer="layout" svg:width="0.11cm" svg:height="0.258cm" svg:x="6.968cm" svg:y="15.085cm" svg:viewBox="0 0 111 259" draw:points="0,0 111,0 111,259 0,259">
          <text:p/>
        </draw:polyline>
        <draw:frame draw:style-name="gr25" draw:text-style-name="P7" draw:layer="layout" svg:width="1.281cm" svg:height="0.289cm" svg:x="5.529cm" svg:y="14.758cm">
          <draw:text-box>
            <text:p text:style-name="P3"><text:span text:style-name="T4"><text:s/></text:span><text:span text:style-name="T4">KY092452</text:span></text:p>
          </draw:text-box>
        </draw:frame>
        <draw:frame draw:style-name="gr24" draw:text-style-name="P6" draw:layer="layout" svg:width="3.363cm" svg:height="0.268cm" svg:x="7.143cm" svg:y="15.061cm">
          <draw:text-box>
            <text:p text:style-name="P3"><text:span text:style-name="T3">K051. Rab.DEU.SH.rabbit.FLI.2015</text:span></text:p>
          </draw:text-box>
        </draw:frame>
        <draw:line draw:style-name="gr2" draw:text-style-name="P2" draw:layer="layout" svg:x1="5.062cm" svg:y1="15.214cm" svg:x2="5.097cm" svg:y2="15.214cm">
          <text:p/>
        </draw:line>
        <draw:polyline draw:style-name="gr2" draw:text-style-name="P2" draw:layer="layout" svg:width="0.11cm" svg:height="0.258cm" svg:x="6.968cm" svg:y="15.383cm" svg:viewBox="0 0 111 259" draw:points="0,0 111,0 111,259 0,259">
          <text:p/>
        </draw:polyline>
        <draw:frame draw:style-name="gr25" draw:text-style-name="P7" draw:layer="layout" svg:width="1.281cm" svg:height="0.289cm" svg:x="5.43cm" svg:y="15.056cm">
          <draw:text-box>
            <text:p text:style-name="P3"><text:span text:style-name="T4"><text:s/></text:span><text:span text:style-name="T4">KY092462</text:span></text:p>
          </draw:text-box>
        </draw:frame>
        <draw:frame draw:style-name="gr24" draw:text-style-name="P6" draw:layer="layout" svg:width="3.363cm" svg:height="0.268cm" svg:x="7.143cm" svg:y="15.359cm">
          <draw:text-box>
            <text:p text:style-name="P3"><text:span text:style-name="T3">K052. Rab.DEU.SH.rabbit.FLI.2015</text:span></text:p>
          </draw:text-box>
        </draw:frame>
        <draw:line draw:style-name="gr2" draw:text-style-name="P2" draw:layer="layout" svg:x1="5.062cm" svg:y1="15.512cm" svg:x2="5.097cm" svg:y2="15.512cm">
          <text:p/>
        </draw:line>
        <draw:line draw:style-name="gr2" draw:text-style-name="P2" draw:layer="layout" svg:x1="5.052cm" svg:y1="15.214cm" svg:x2="5.052cm" svg:y2="15.353cm">
          <text:p/>
        </draw:line>
        <draw:line draw:style-name="gr2" draw:text-style-name="P2" draw:layer="layout" svg:x1="5.052cm" svg:y1="15.373cm" svg:x2="5.052cm" svg:y2="15.512cm">
          <text:p/>
        </draw:line>
        <draw:polyline draw:style-name="gr2" draw:text-style-name="P2" draw:layer="layout" svg:width="0.049cm" svg:height="0.213cm" svg:x="5.003cm" svg:y="15.15cm" svg:viewBox="0 0 50 214" draw:points="0,0 0,214 50,214">
          <text:p/>
        </draw:polyline>
        <draw:line draw:style-name="gr2" draw:text-style-name="P2" draw:layer="layout" svg:x1="5.003cm" svg:y1="14.917cm" svg:x2="5.003cm" svg:y2="15.13cm">
          <text:p/>
        </draw:line>
        <draw:polyline draw:style-name="gr2" draw:text-style-name="P2" draw:layer="layout" svg:width="0.06cm" svg:height="0.328cm" svg:x="4.943cm" svg:y="14.812cm" svg:viewBox="0 0 61 329" draw:points="0,0 0,329 61,329">
          <text:p/>
        </draw:polyline>
        <draw:polyline draw:style-name="gr2" draw:text-style-name="P2" draw:layer="layout" svg:width="0.129cm" svg:height="0.382cm" svg:x="4.814cm" svg:y="14.421cm" svg:viewBox="0 0 130 383" draw:points="0,0 0,383 130,383">
          <text:p/>
        </draw:polyline>
        <draw:polyline draw:style-name="gr2" draw:text-style-name="P2" draw:layer="layout" svg:width="0.109cm" svg:height="1.746cm" svg:x="10.741cm" svg:y="13.895cm" svg:viewBox="0 0 110 1747" draw:points="0,0 110,0 110,1747 0,1747">
          <text:p/>
        </draw:polyline>
        <draw:frame draw:style-name="gr25" draw:text-style-name="P7" draw:layer="layout" svg:width="1.281cm" svg:height="0.289cm" svg:x="5.43cm" svg:y="15.353cm">
          <draw:text-box>
            <text:p text:style-name="P3"><text:span text:style-name="T4"><text:s/></text:span><text:span text:style-name="T4">KY092463</text:span></text:p>
          </draw:text-box>
        </draw:frame>
        <draw:line draw:style-name="gr2" draw:text-style-name="P2" draw:layer="layout" svg:x1="4.814cm" svg:y1="14.024cm" svg:x2="4.814cm" svg:y2="14.401cm">
          <text:p/>
        </draw:line>
        <draw:line draw:style-name="gr2" draw:text-style-name="P2" draw:layer="layout" svg:x1="3.951cm" svg:y1="14.411cm" svg:x2="4.814cm" svg:y2="14.411cm">
          <text:p/>
        </draw:line>
        <draw:line draw:style-name="gr2" draw:text-style-name="P2" draw:layer="layout" svg:x1="3.941cm" svg:y1="13.503cm" svg:x2="3.941cm" svg:y2="13.944cm">
          <text:p/>
        </draw:line>
        <draw:line draw:style-name="gr2" draw:text-style-name="P2" draw:layer="layout" svg:x1="3.941cm" svg:y1="13.964cm" svg:x2="3.941cm" svg:y2="14.411cm">
          <text:p/>
        </draw:line>
        <draw:polyline draw:style-name="gr2" draw:text-style-name="P2" draw:layer="layout" svg:width="0.194cm" svg:height="0.664cm" svg:x="3.747cm" svg:y="13.29cm" svg:viewBox="0 0 195 665" draw:points="0,0 0,665 195,665">
          <text:p/>
        </draw:polyline>
        <draw:line draw:style-name="gr2" draw:text-style-name="P2" draw:layer="layout" svg:x1="3.747cm" svg:y1="12.61cm" svg:x2="3.747cm" svg:y2="13.27cm">
          <text:p/>
        </draw:line>
        <draw:polyline draw:style-name="gr2" draw:text-style-name="P2" draw:layer="layout" svg:width="0.422cm" svg:height="1.285cm" svg:x="3.325cm" svg:y="11.995cm" svg:viewBox="0 0 423 1286" draw:points="0,0 0,1286 423,1286">
          <text:p/>
        </draw:polyline>
        <draw:line draw:style-name="gr2" draw:text-style-name="P2" draw:layer="layout" svg:x1="3.325cm" svg:y1="10.691cm" svg:x2="3.325cm" svg:y2="11.975cm">
          <text:p/>
        </draw:line>
        <draw:polyline draw:style-name="gr2" draw:text-style-name="P2" draw:layer="layout" svg:width="0.134cm" svg:height="2.177cm" svg:x="3.191cm" svg:y="9.808cm" svg:viewBox="0 0 135 2178" draw:points="0,0 0,2178 135,2178">
          <text:p/>
        </draw:polyline>
        <draw:polyline draw:style-name="gr2" draw:text-style-name="P2" draw:layer="layout" svg:width="0.601cm" svg:height="3.031cm" svg:x="2.59cm" svg:y="6.767cm" svg:viewBox="0 0 602 3032" draw:points="0,0 0,3032 602,3032">
          <text:p/>
        </draw:polyline>
        <draw:polyline draw:style-name="gr2" draw:text-style-name="P2" draw:layer="layout" svg:width="0.159cm" svg:height="12.202cm" svg:x="13.737cm" svg:y="3.439cm" svg:viewBox="0 0 160 12203" draw:points="0,0 160,0 160,12203 0,12203">
          <text:p/>
        </draw:polyline>
        <draw:frame draw:style-name="gr31" draw:text-style-name="P6" draw:layer="layout" svg:width="0.514cm" svg:height="0.268cm" svg:x="10.915cm" svg:y="14.615cm">
          <draw:text-box>
            <text:p text:style-name="P3"><text:span text:style-name="T3">Hohn</text:span></text:p>
          </draw:text-box>
        </draw:frame>
        <draw:line draw:style-name="gr2" draw:text-style-name="P2" draw:layer="layout" svg:x1="2.59cm" svg:y1="3.717cm" svg:x2="2.59cm" svg:y2="6.747cm">
          <text:p/>
        </draw:line>
        <draw:line draw:style-name="gr2" draw:text-style-name="P2" draw:layer="layout" svg:x1="0.689cm" svg:y1="6.757cm" svg:x2="2.59cm" svg:y2="6.757cm">
          <text:p/>
        </draw:line>
        <draw:line draw:style-name="gr2" draw:text-style-name="P2" draw:layer="layout" svg:x1="0.68cm" svg:y1="4.823cm" svg:x2="0.68cm" svg:y2="6.757cm">
          <text:p/>
        </draw:line>
        <draw:polyline draw:style-name="gr2" draw:text-style-name="P2" draw:layer="layout" svg:width="0.482cm" svg:height="5.773cm" svg:x="0.198cm" svg:y="4.813cm" svg:viewBox="0 0 483 5774" draw:points="0,5774 0,0 483,0">
          <text:p/>
        </draw:polyline>
        <draw:polyline draw:style-name="gr2" draw:text-style-name="P2" draw:layer="layout" svg:width="0.109cm" svg:height="0.258cm" svg:x="5.013cm" svg:y="15.68cm" svg:viewBox="0 0 110 259" draw:points="0,0 110,0 110,259 0,259">
          <text:p/>
        </draw:polyline>
        <draw:frame draw:style-name="gr32" draw:text-style-name="P4" draw:layer="layout" svg:width="0.62cm" svg:height="0.383cm" svg:x="13.986cm" svg:y="9.317cm">
          <draw:text-box>
            <text:p text:style-name="P3"><text:span text:style-name="T1">Rab</text:span></text:p>
          </draw:text-box>
        </draw:frame>
        <draw:frame draw:style-name="gr33" draw:text-style-name="P6" draw:layer="layout" svg:width="2.648cm" svg:height="0.268cm" svg:x="5.187cm" svg:y="15.656cm">
          <draw:text-box>
            <text:p text:style-name="P3"><text:span text:style-name="T3">Osh 205. 3g.KGZ.pig(*).CG</text:span></text:p>
          </draw:text-box>
        </draw:frame>
        <draw:line draw:style-name="gr2" draw:text-style-name="P2" draw:layer="layout" svg:x1="2.754cm" svg:y1="15.809cm" svg:x2="3.484cm" svg:y2="15.809cm">
          <text:p/>
        </draw:line>
        <draw:polyline draw:style-name="gr2" draw:text-style-name="P2" draw:layer="layout" svg:width="0.109cm" svg:height="0.258cm" svg:x="8.934cm" svg:y="15.978cm" svg:viewBox="0 0 110 259" draw:points="0,0 110,0 110,259 0,259">
          <text:p/>
        </draw:polyline>
        <draw:frame draw:style-name="gr6" draw:text-style-name="P7" draw:layer="layout" svg:width="1.268cm" svg:height="0.289cm" svg:x="3.494cm" svg:y="15.651cm">
          <draw:text-box>
            <text:p text:style-name="P3"><text:span text:style-name="T4"><text:s/></text:span><text:span text:style-name="T4">AF455784</text:span></text:p>
          </draw:text-box>
        </draw:frame>
        <draw:frame draw:style-name="gr34" draw:text-style-name="P6" draw:layer="layout" svg:width="3.308cm" svg:height="0.268cm" svg:x="9.108cm" svg:y="15.954cm">
          <draw:text-box>
            <text:p text:style-name="P3"><text:span text:style-name="T3">K081. 3g.DEU.NW.rabbit.FLI.2015</text:span></text:p>
          </draw:text-box>
        </draw:frame>
        <draw:line draw:style-name="gr2" draw:text-style-name="P2" draw:layer="layout" svg:x1="2.754cm" svg:y1="16.107cm" svg:x2="7.063cm" svg:y2="16.107cm">
          <text:p/>
        </draw:line>
        <draw:polyline draw:style-name="gr2" draw:text-style-name="P2" draw:layer="layout" svg:width="0.149cm" svg:height="0.556cm" svg:x="12.547cm" svg:y="15.68cm" svg:viewBox="0 0 150 557" draw:points="0,0 150,0 150,557 0,557">
          <text:p/>
        </draw:polyline>
        <draw:frame draw:style-name="gr25" draw:text-style-name="P7" draw:layer="layout" svg:width="1.281cm" svg:height="0.289cm" svg:x="7.396cm" svg:y="15.948cm">
          <draw:text-box>
            <text:p text:style-name="P3"><text:span text:style-name="T4"><text:s/></text:span><text:span text:style-name="T4">KY092465</text:span></text:p>
          </draw:text-box>
        </draw:frame>
        <draw:line draw:style-name="gr2" draw:text-style-name="P2" draw:layer="layout" svg:x1="2.744cm" svg:y1="15.809cm" svg:x2="2.744cm" svg:y2="15.948cm">
          <text:p/>
        </draw:line>
        <draw:line draw:style-name="gr2" draw:text-style-name="P2" draw:layer="layout" svg:x1="2.744cm" svg:y1="15.968cm" svg:x2="2.744cm" svg:y2="16.107cm">
          <text:p/>
        </draw:line>
        <draw:line draw:style-name="gr2" draw:text-style-name="P2" draw:layer="layout" svg:x1="1.687cm" svg:y1="15.958cm" svg:x2="2.744cm" svg:y2="15.958cm">
          <text:p/>
        </draw:line>
        <draw:polyline draw:style-name="gr2" draw:text-style-name="P2" draw:layer="layout" svg:width="0.109cm" svg:height="0.258cm" svg:x="5.028cm" svg:y="16.276cm" svg:viewBox="0 0 110 259" draw:points="0,0 110,0 110,259 0,259">
          <text:p/>
        </draw:polyline>
        <draw:frame draw:style-name="gr35" draw:text-style-name="P5" draw:layer="layout" svg:width="0.332cm" svg:height="0.366cm" svg:x="12.781cm" svg:y="15.75cm">
          <draw:text-box>
            <text:p text:style-name="P3"><text:span text:style-name="T6">3g</text:span></text:p>
          </draw:text-box>
        </draw:frame>
        <draw:frame draw:style-name="gr36" draw:text-style-name="P6" draw:layer="layout" svg:width="2.5cm" svg:height="0.268cm" svg:x="5.202cm" svg:y="16.251cm">
          <draw:text-box>
            <text:p text:style-name="P3"><text:span text:style-name="T3">swX07-E1. 3f.SWE.pig.CG</text:span></text:p>
          </draw:text-box>
        </draw:frame>
        <draw:line draw:style-name="gr2" draw:text-style-name="P2" draw:layer="layout" svg:x1="3.002cm" svg:y1="16.405cm" svg:x2="3.479cm" svg:y2="16.405cm">
          <text:p/>
        </draw:line>
        <draw:frame draw:style-name="gr37" draw:text-style-name="P7" draw:layer="layout" svg:width="1.297cm" svg:height="0.289cm" svg:x="3.489cm" svg:y="16.246cm">
          <draw:text-box>
            <text:p text:style-name="P3"><text:span text:style-name="T4"><text:s/></text:span><text:span text:style-name="T4">EU360977</text:span></text:p>
          </draw:text-box>
        </draw:frame>
        <draw:polygon draw:style-name="gr1" draw:text-style-name="P1" draw:layer="layout" svg:width="0.943cm" svg:height="0.595cm" svg:x="4.571cm" svg:y="16.573cm" svg:viewBox="0 0 944 596" draw:points="0,303 0,293 944,0 944,596">
          <text:p/>
        </draw:polygon>
        <draw:line draw:style-name="gr2" draw:text-style-name="P2" draw:layer="layout" svg:x1="3.623cm" svg:y1="16.871cm" svg:x2="4.561cm" svg:y2="16.871cm">
          <text:p/>
        </draw:line>
        <draw:frame draw:style-name="gr38" draw:text-style-name="P5" draw:layer="layout" svg:width="0.417cm" svg:height="0.366cm" svg:x="5.524cm" svg:y="16.663cm">
          <draw:text-box>
            <text:p text:style-name="P3"><text:span text:style-name="T6"><text:s/></text:span><text:span text:style-name="T6">3e</text:span></text:p>
          </draw:text-box>
        </draw:frame>
        <draw:polygon draw:style-name="gr1" draw:text-style-name="P1" draw:layer="layout" svg:width="1.111cm" svg:height="0.635cm" svg:x="3.951cm" svg:y="17.208cm" svg:viewBox="0 0 1112 636" draw:points="0,324 0,314 1112,0 1112,636">
          <text:p/>
        </draw:polygon>
        <draw:line draw:style-name="gr2" draw:text-style-name="P2" draw:layer="layout" svg:x1="3.623cm" svg:y1="17.526cm" svg:x2="3.941cm" svg:y2="17.526cm">
          <text:p/>
        </draw:line>
        <draw:line draw:style-name="gr2" draw:text-style-name="P2" draw:layer="layout" svg:x1="3.613cm" svg:y1="16.871cm" svg:x2="3.613cm" svg:y2="17.188cm">
          <text:p/>
        </draw:line>
        <draw:line draw:style-name="gr2" draw:text-style-name="P2" draw:layer="layout" svg:x1="3.613cm" svg:y1="17.208cm" svg:x2="3.613cm" svg:y2="17.526cm">
          <text:p/>
        </draw:line>
        <draw:polyline draw:style-name="gr2" draw:text-style-name="P2" draw:layer="layout" svg:width="0.62cm" svg:height="0.387cm" svg:x="2.993cm" svg:y="16.811cm" svg:viewBox="0 0 621 388" draw:points="0,0 0,388 621,388">
          <text:p/>
        </draw:polyline>
        <draw:line draw:style-name="gr2" draw:text-style-name="P2" draw:layer="layout" svg:x1="2.993cm" svg:y1="16.405cm" svg:x2="2.993cm" svg:y2="16.791cm">
          <text:p/>
        </draw:line>
        <draw:line draw:style-name="gr2" draw:text-style-name="P2" draw:layer="layout" svg:x1="1.687cm" svg:y1="16.801cm" svg:x2="2.993cm" svg:y2="16.801cm">
          <text:p/>
        </draw:line>
        <draw:polyline draw:style-name="gr2" draw:text-style-name="P2" draw:layer="layout" svg:width="0.159cm" svg:height="2.292cm" svg:x="13.282cm" svg:y="15.68cm" svg:viewBox="0 0 160 2293" draw:points="0,0 160,0 160,2293 0,2293">
          <text:p/>
        </draw:polyline>
        <draw:frame draw:style-name="gr39" draw:text-style-name="P5" draw:layer="layout" svg:width="0.357cm" svg:height="0.366cm" svg:x="5.073cm" svg:y="17.318cm">
          <draw:text-box>
            <text:p text:style-name="P3"><text:span text:style-name="T6"><text:s/></text:span><text:span text:style-name="T6">3f</text:span></text:p>
          </draw:text-box>
        </draw:frame>
        <draw:line draw:style-name="gr2" draw:text-style-name="P2" draw:layer="layout" svg:x1="1.677cm" svg:y1="15.958cm" svg:x2="1.677cm" svg:y2="16.37cm">
          <text:p/>
        </draw:line>
        <draw:line draw:style-name="gr2" draw:text-style-name="P2" draw:layer="layout" svg:x1="1.677cm" svg:y1="16.39cm" svg:x2="1.677cm" svg:y2="16.801cm">
          <text:p/>
        </draw:line>
        <draw:line draw:style-name="gr2" draw:text-style-name="P2" draw:layer="layout" svg:x1="0.208cm" svg:y1="16.38cm" svg:x2="1.677cm" svg:y2="16.38cm">
          <text:p/>
        </draw:line>
        <draw:line draw:style-name="gr2" draw:text-style-name="P2" draw:layer="layout" svg:x1="0.198cm" svg:y1="10.606cm" svg:x2="0.198cm" svg:y2="16.38cm">
          <text:p/>
        </draw:line>
        <draw:path draw:style-name="gr40" draw:text-style-name="P1" draw:layer="layout" svg:width="0.224cm" svg:height="0.223cm" svg:x="5.67cm" svg:y="7.335cm" svg:viewBox="0 0 225 224" svg:d="M225 112c0-62-50-112-112-112s-113 50-113 112 51 112 113 112 112-50 112-112z">
          <text:p/>
        </draw:path>
        <draw:path draw:style-name="gr40" draw:text-style-name="P1" draw:layer="layout" svg:width="0.223cm" svg:height="0.223cm" svg:x="5.452cm" svg:y="7.633cm" svg:viewBox="0 0 224 224" svg:d="M224 112c0-62-50-112-111-112-62 0-113 50-113 112s51 112 113 112c61 0 111-50 111-112z">
          <text:p/>
        </draw:path>
        <draw:path draw:style-name="gr40" draw:text-style-name="P1" draw:layer="layout" svg:width="0.224cm" svg:height="0.224cm" svg:x="5.407cm" svg:y="7.93cm" svg:viewBox="0 0 225 225" svg:d="M225 112c0-62-50-112-112-112-63 0-113 50-113 112s50 113 113 113c62 0 112-51 112-113z">
          <text:p/>
        </draw:path>
        <draw:path draw:style-name="gr40" draw:text-style-name="P1" draw:layer="layout" svg:width="0.224cm" svg:height="0.223cm" svg:x="5.288cm" svg:y="8.228cm" svg:viewBox="0 0 225 224" svg:d="M225 112c0-62-51-112-113-112s-112 50-112 112 50 112 112 112 113-50 113-112z">
          <text:p/>
        </draw:path>
        <draw:path draw:style-name="gr40" draw:text-style-name="P1" draw:layer="layout" svg:width="0.223cm" svg:height="0.223cm" svg:x="5.333cm" svg:y="8.526cm" svg:viewBox="0 0 224 224" svg:d="M224 112c0-62-50-112-112-112s-112 50-112 112 50 112 112 112 112-50 112-112z">
          <text:p/>
        </draw:path>
        <draw:path draw:style-name="gr40" draw:text-style-name="P1" draw:layer="layout" svg:width="0.224cm" svg:height="0.223cm" svg:x="4.315cm" svg:y="9.121cm" svg:viewBox="0 0 225 224" svg:d="M225 111c0-61-50-111-112-111s-113 50-113 111c0 63 51 113 113 113s112-50 112-113z">
          <text:p/>
        </draw:path>
        <draw:path draw:style-name="gr40" draw:text-style-name="P1" draw:layer="layout" svg:width="0.224cm" svg:height="0.224cm" svg:x="4.176cm" svg:y="9.418cm" svg:viewBox="0 0 225 225" svg:d="M225 113c0-63-50-113-113-113-62 0-112 50-112 113 0 62 50 112 112 112 63 0 113-50 113-112z">
          <text:p/>
        </draw:path>
        <draw:path draw:style-name="gr40" draw:text-style-name="P1" draw:layer="layout" svg:width="0.224cm" svg:height="0.223cm" svg:x="4.176cm" svg:y="9.716cm" svg:viewBox="0 0 225 224" svg:d="M225 112c0-62-50-112-113-112-62 0-112 50-112 112 0 61 50 112 112 112 63 0 113-51 113-112z">
          <text:p/>
        </draw:path>
        <draw:path draw:style-name="gr40" draw:text-style-name="P1" draw:layer="layout" svg:width="0.224cm" svg:height="0.223cm" svg:x="4.33cm" svg:y="10.014cm" svg:viewBox="0 0 225 224" svg:d="M225 111c0-61-50-111-112-111s-113 50-113 111c0 63 51 113 113 113s112-50 112-113z">
          <text:p/>
        </draw:path>
        <draw:path draw:style-name="gr40" draw:text-style-name="P1" draw:layer="layout" svg:width="0.223cm" svg:height="0.223cm" svg:x="4.345cm" svg:y="10.311cm" svg:viewBox="0 0 224 224" svg:d="M224 113c0-63-50-113-111-113-62 0-113 50-113 113 0 61 51 111 113 111 61 0 111-50 111-111z">
          <text:p/>
        </draw:path>
        <draw:path draw:style-name="gr40" draw:text-style-name="P1" draw:layer="layout" svg:width="0.223cm" svg:height="0.223cm" svg:x="4.534cm" svg:y="10.609cm" svg:viewBox="0 0 224 224" svg:d="M224 111c0-61-50-111-112-111-61 0-112 50-112 111 0 62 51 113 112 113 62 0 112-51 112-113z">
          <text:p/>
        </draw:path>
        <draw:path draw:style-name="gr40" draw:text-style-name="P1" draw:layer="layout" svg:width="0.224cm" svg:height="0.224cm" svg:x="4.434cm" svg:y="10.906cm" svg:viewBox="0 0 225 225" svg:d="M225 112c0-62-50-112-113-112-62 0-112 50-112 112 0 63 50 113 112 113 63 0 113-50 113-113z">
          <text:p/>
        </draw:path>
        <draw:path draw:style-name="gr40" draw:text-style-name="P1" draw:layer="layout" svg:width="0.224cm" svg:height="0.223cm" svg:x="4.707cm" svg:y="11.204cm" svg:viewBox="0 0 225 224" svg:d="M225 113c0-63-50-113-112-113-63 0-113 50-113 113 0 61 50 111 113 111 62 0 112-50 112-111z">
          <text:p/>
        </draw:path>
        <draw:path draw:style-name="gr40" draw:text-style-name="P1" draw:layer="layout" svg:width="0.223cm" svg:height="0.223cm" svg:x="4.559cm" svg:y="11.502cm" svg:viewBox="0 0 224 224" svg:d="M224 111c0-61-50-111-112-111-61 0-112 50-112 111 0 62 51 113 112 113 62 0 112-51 112-113z">
          <text:p/>
        </draw:path>
        <draw:path draw:style-name="gr40" draw:text-style-name="P1" draw:layer="layout" svg:width="0.223cm" svg:height="0.223cm" svg:x="4.653cm" svg:y="11.799cm" svg:viewBox="0 0 224 224" svg:d="M224 112c0-62-50-112-112-112s-112 50-112 112 50 112 112 112 112-50 112-112z">
          <text:p/>
        </draw:path>
        <draw:path draw:style-name="gr40" draw:text-style-name="P1" draw:layer="layout" svg:width="0.224cm" svg:height="0.223cm" svg:x="6.072cm" svg:y="12.097cm" svg:viewBox="0 0 225 224" svg:d="M225 112c0-62-50-112-112-112-63 0-113 50-113 112s50 112 113 112c62 0 112-50 112-112z">
          <text:p/>
        </draw:path>
        <draw:path draw:style-name="gr40" draw:text-style-name="P1" draw:layer="layout" svg:width="0.223cm" svg:height="0.224cm" svg:x="5.993cm" svg:y="12.394cm" svg:viewBox="0 0 224 225" svg:d="M224 112c0-62-50-112-112-112s-112 50-112 112 50 113 112 113 112-51 112-113z">
          <text:p/>
        </draw:path>
        <draw:path draw:style-name="gr40" draw:text-style-name="P1" draw:layer="layout" svg:width="0.223cm" svg:height="0.223cm" svg:x="5.442cm" svg:y="12.692cm" svg:viewBox="0 0 224 224" svg:d="M224 112c0-62-50-112-111-112-62 0-113 50-113 112s51 112 113 112c61 0 111-50 111-112z">
          <text:p/>
        </draw:path>
        <draw:path draw:style-name="gr40" draw:text-style-name="P1" draw:layer="layout" svg:width="0.224cm" svg:height="0.223cm" svg:x="6.097cm" svg:y="12.99cm" svg:viewBox="0 0 225 224" svg:d="M225 112c0-62-50-112-112-112s-113 50-113 112 51 112 113 112 112-50 112-112z">
          <text:p/>
        </draw:path>
        <draw:path draw:style-name="gr40" draw:text-style-name="P1" draw:layer="layout" svg:width="0.223cm" svg:height="0.223cm" svg:x="6.048cm" svg:y="13.287cm" svg:viewBox="0 0 224 224" svg:d="M224 112c0-62-50-112-112-112s-112 50-112 112c0 61 50 112 112 112s112-51 112-112z">
          <text:p/>
        </draw:path>
        <draw:path draw:style-name="gr40" draw:text-style-name="P1" draw:layer="layout" svg:width="0.224cm" svg:height="0.223cm" svg:x="5.958cm" svg:y="13.585cm" svg:viewBox="0 0 225 224" svg:d="M225 111c0-61-51-111-113-111s-112 50-112 111c0 63 50 113 112 113s113-50 113-113z">
          <text:p/>
        </draw:path>
        <draw:path draw:style-name="gr40" draw:text-style-name="P1" draw:layer="layout" svg:width="0.224cm" svg:height="0.224cm" svg:x="5.248cm" svg:y="13.882cm" svg:viewBox="0 0 225 225" svg:d="M225 113c0-63-51-113-113-113s-112 50-112 113c0 62 50 112 112 112s113-50 113-112z">
          <text:p/>
        </draw:path>
        <draw:path draw:style-name="gr40" draw:text-style-name="P1" draw:layer="layout" svg:width="0.224cm" svg:height="0.223cm" svg:x="5.263cm" svg:y="14.18cm" svg:viewBox="0 0 225 224" svg:d="M225 112c0-62-51-112-113-112s-112 50-112 112c0 61 50 112 112 112s113-51 113-112z">
          <text:p/>
        </draw:path>
        <draw:path draw:style-name="gr40" draw:text-style-name="P1" draw:layer="layout" svg:width="0.223cm" svg:height="0.223cm" svg:x="5.164cm" svg:y="14.478cm" svg:viewBox="0 0 224 224" svg:d="M224 111c0-61-50-111-111-111-63 0-113 50-113 111 0 63 50 113 113 113 61 0 111-50 111-113z">
          <text:p/>
        </draw:path>
        <draw:path draw:style-name="gr40" draw:text-style-name="P1" draw:layer="layout" svg:width="0.224cm" svg:height="0.223cm" svg:x="5.288cm" svg:y="14.775cm" svg:viewBox="0 0 225 224" svg:d="M225 113c0-63-51-113-113-113s-112 50-112 113c0 61 50 111 112 111s113-50 113-111z">
          <text:p/>
        </draw:path>
        <draw:path draw:style-name="gr40" draw:text-style-name="P1" draw:layer="layout" svg:width="0.223cm" svg:height="0.223cm" svg:x="5.189cm" svg:y="15.073cm" svg:viewBox="0 0 224 224" svg:d="M224 111c0-61-50-111-111-111-63 0-113 50-113 111 0 62 50 113 113 113 61 0 111-51 111-113z">
          <text:p/>
        </draw:path>
        <draw:path draw:style-name="gr40" draw:text-style-name="P1" draw:layer="layout" svg:width="0.223cm" svg:height="0.224cm" svg:x="5.189cm" svg:y="15.37cm" svg:viewBox="0 0 224 225" svg:d="M224 112c0-62-50-112-111-112-63 0-113 50-113 112 0 63 50 113 113 113 61 0 111-50 111-113z">
          <text:p/>
        </draw:path>
        <draw:path draw:style-name="gr40" draw:text-style-name="P1" draw:layer="layout" svg:width="0.223cm" svg:height="0.223cm" svg:x="7.155cm" svg:y="15.966cm" svg:viewBox="0 0 224 224" svg:d="M224 111c0-61-50-111-112-111s-112 50-112 111c0 62 50 113 112 113s112-51 112-113z">
          <text:p/>
        </draw:path>
        <draw:frame draw:style-name="gr41" draw:text-style-name="P4" draw:layer="layout" svg:width="0.717cm" svg:height="0.383cm" svg:x="13.531cm" svg:y="16.604cm">
          <draw:text-box>
            <text:p text:style-name="P3"><text:span text:style-name="T1">3feg</text:span></text:p>
          </draw:text-box>
        </draw:frame>
        <draw:frame draw:style-name="gr42" draw:text-style-name="P8" draw:layer="layout" svg:width="0.4cm" svg:height="0.217cm" svg:x="11.622cm" svg:y="7.228cm">
          <draw:text-box>
            <text:p text:style-name="P3"><text:span text:style-name="T7">1 0 0</text:span></text:p>
          </draw:text-box>
        </draw:frame>
        <draw:frame draw:style-name="gr43" draw:text-style-name="P8" draw:layer="layout" svg:width="0.252cm" svg:height="0.217cm" svg:x="5.579cm" svg:y="13.25cm">
          <draw:text-box>
            <text:p text:style-name="P3"><text:span text:style-name="T7">9 9</text:span></text:p>
          </draw:text-box>
        </draw:frame>
        <draw:frame draw:style-name="gr43" draw:text-style-name="P8" draw:layer="layout" svg:width="0.252cm" svg:height="0.217cm" svg:x="4.909cm" svg:y="8.587cm">
          <draw:text-box>
            <text:p text:style-name="P3"><text:span text:style-name="T7">7 3</text:span></text:p>
          </draw:text-box>
        </draw:frame>
        <draw:frame draw:style-name="gr43" draw:text-style-name="P8" draw:layer="layout" svg:width="0.252cm" svg:height="0.217cm" svg:x="5.534cm" svg:y="12.134cm">
          <draw:text-box>
            <text:p text:style-name="P3"><text:span text:style-name="T7">8 8</text:span></text:p>
          </draw:text-box>
        </draw:frame>
        <draw:frame draw:style-name="gr43" draw:text-style-name="P8" draw:layer="layout" svg:width="0.252cm" svg:height="0.217cm" svg:x="4.988cm" svg:y="4.059cm">
          <draw:text-box>
            <text:p text:style-name="P3"><text:span text:style-name="T7">8 4</text:span></text:p>
          </draw:text-box>
        </draw:frame>
        <draw:frame draw:style-name="gr43" draw:text-style-name="P8" draw:layer="layout" svg:width="0.252cm" svg:height="0.217cm" svg:x="4.874cm" svg:y="8.364cm">
          <draw:text-box>
            <text:p text:style-name="P3"><text:span text:style-name="T7">9 4</text:span></text:p>
          </draw:text-box>
        </draw:frame>
        <draw:frame draw:style-name="gr43" draw:text-style-name="P8" draw:layer="layout" svg:width="0.252cm" svg:height="0.217cm" svg:x="4.939cm" svg:y="4.282cm">
          <draw:text-box>
            <text:p text:style-name="P3"><text:span text:style-name="T7">5 4</text:span></text:p>
          </draw:text-box>
        </draw:frame>
        <draw:frame draw:style-name="gr43" draw:text-style-name="P8" draw:layer="layout" svg:width="0.252cm" svg:height="0.217cm" svg:x="4.889cm" svg:y="4.54cm">
          <draw:text-box>
            <text:p text:style-name="P3"><text:span text:style-name="T7">9 6</text:span></text:p>
          </draw:text-box>
        </draw:frame>
        <draw:frame draw:style-name="gr43" draw:text-style-name="P8" draw:layer="layout" svg:width="0.252cm" svg:height="0.217cm" svg:x="4.179cm" svg:y="11.861cm">
          <draw:text-box>
            <text:p text:style-name="P3"><text:span text:style-name="T7">8 0</text:span></text:p>
          </draw:text-box>
        </draw:frame>
        <draw:frame draw:style-name="gr43" draw:text-style-name="P8" draw:layer="layout" svg:width="0.252cm" svg:height="0.217cm" svg:x="3.797cm" svg:y="9.306cm">
          <draw:text-box>
            <text:p text:style-name="P3"><text:span text:style-name="T7">9 2</text:span></text:p>
          </draw:text-box>
        </draw:frame>
        <draw:frame draw:style-name="gr43" draw:text-style-name="P8" draw:layer="layout" svg:width="0.252cm" svg:height="0.217cm" svg:x="4.765cm" svg:y="15.432cm">
          <draw:text-box>
            <text:p text:style-name="P3"><text:span text:style-name="T7">7 4</text:span></text:p>
          </draw:text-box>
        </draw:frame>
        <draw:frame draw:style-name="gr43" draw:text-style-name="P8" draw:layer="layout" svg:width="0.252cm" svg:height="0.217cm" svg:x="4.656cm" svg:y="14.871cm">
          <draw:text-box>
            <text:p text:style-name="P3"><text:span text:style-name="T7">6 9</text:span></text:p>
          </draw:text-box>
        </draw:frame>
        <draw:frame draw:style-name="gr43" draw:text-style-name="P8" draw:layer="layout" svg:width="0.252cm" svg:height="0.217cm" svg:x="4.135cm" svg:y="11.638cm">
          <draw:text-box>
            <text:p text:style-name="P3"><text:span text:style-name="T7">9 7</text:span></text:p>
          </draw:text-box>
        </draw:frame>
        <draw:frame draw:style-name="gr43" draw:text-style-name="P8" draw:layer="layout" svg:width="0.252cm" svg:height="0.217cm" svg:x="3.678cm" svg:y="9.604cm">
          <draw:text-box>
            <text:p text:style-name="P3"><text:span text:style-name="T7">6 3</text:span></text:p>
          </draw:text-box>
        </draw:frame>
        <draw:frame draw:style-name="gr43" draw:text-style-name="P8" draw:layer="layout" svg:width="0.252cm" svg:height="0.217cm" svg:x="4.527cm" svg:y="14.48cm">
          <draw:text-box>
            <text:p text:style-name="P3"><text:span text:style-name="T7">9 5</text:span></text:p>
          </draw:text-box>
        </draw:frame>
        <draw:frame draw:style-name="gr43" draw:text-style-name="P8" draw:layer="layout" svg:width="0.252cm" svg:height="0.217cm" svg:x="4.939cm" svg:y="12.357cm">
          <draw:text-box>
            <text:p text:style-name="P3"><text:span text:style-name="T7">9 5</text:span></text:p>
          </draw:text-box>
        </draw:frame>
        <draw:frame draw:style-name="gr43" draw:text-style-name="P8" draw:layer="layout" svg:width="0.252cm" svg:height="0.217cm" svg:x="4.442cm" svg:y="4.817cm">
          <draw:text-box>
            <text:p text:style-name="P3"><text:span text:style-name="T7">9 5</text:span></text:p>
          </draw:text-box>
        </draw:frame>
        <draw:frame draw:style-name="gr43" draw:text-style-name="P8" draw:layer="layout" svg:width="0.252cm" svg:height="0.217cm" svg:x="3.728cm" svg:y="10.646cm">
          <draw:text-box>
            <text:p text:style-name="P3"><text:span text:style-name="T7">6 5</text:span></text:p>
          </draw:text-box>
        </draw:frame>
        <draw:frame draw:style-name="gr43" draw:text-style-name="P8" draw:layer="layout" svg:width="0.252cm" svg:height="0.217cm" svg:x="3.569cm" svg:y="9.902cm">
          <draw:text-box>
            <text:p text:style-name="P3"><text:span text:style-name="T7">6 5</text:span></text:p>
          </draw:text-box>
        </draw:frame>
        <draw:frame draw:style-name="gr43" draw:text-style-name="P8" draw:layer="layout" svg:width="0.252cm" svg:height="0.217cm" svg:x="4.284cm" svg:y="16.617cm">
          <draw:text-box>
            <text:p text:style-name="P3"><text:span text:style-name="T7">6 6</text:span></text:p>
          </draw:text-box>
        </draw:frame>
        <draw:frame draw:style-name="gr43" draw:text-style-name="P8" draw:layer="layout" svg:width="0.252cm" svg:height="0.217cm" svg:x="4.591cm" svg:y="7.372cm">
          <draw:text-box>
            <text:p text:style-name="P3"><text:span text:style-name="T7">5 3</text:span></text:p>
          </draw:text-box>
        </draw:frame>
        <draw:frame draw:style-name="gr43" draw:text-style-name="P8" draw:layer="layout" svg:width="0.252cm" svg:height="0.217cm" svg:x="4.398cm" svg:y="8.027cm">
          <draw:text-box>
            <text:p text:style-name="P3"><text:span text:style-name="T7">9 6</text:span></text:p>
          </draw:text-box>
        </draw:frame>
        <draw:frame draw:style-name="gr43" draw:text-style-name="P8" draw:layer="layout" svg:width="0.252cm" svg:height="0.217cm" svg:x="3.415cm" svg:y="10.437cm">
          <draw:text-box>
            <text:p text:style-name="P3"><text:span text:style-name="T7">7 5</text:span></text:p>
          </draw:text-box>
        </draw:frame>
        <draw:frame draw:style-name="gr43" draw:text-style-name="P8" draw:layer="layout" svg:width="0.252cm" svg:height="0.217cm" svg:x="3.663cm" svg:y="17.595cm">
          <draw:text-box>
            <text:p text:style-name="P3"><text:span text:style-name="T7">5 1</text:span></text:p>
          </draw:text-box>
        </draw:frame>
        <draw:frame draw:style-name="gr43" draw:text-style-name="P8" draw:layer="layout" svg:width="0.252cm" svg:height="0.217cm" svg:x="4.194cm" svg:y="6.315cm">
          <draw:text-box>
            <text:p text:style-name="P3"><text:span text:style-name="T7">7 0</text:span></text:p>
          </draw:text-box>
        </draw:frame>
        <draw:frame draw:style-name="gr43" draw:text-style-name="P8" draw:layer="layout" svg:width="0.252cm" svg:height="0.217cm" svg:x="2.705cm" svg:y="16.87cm">
          <draw:text-box>
            <text:p text:style-name="P3"><text:span text:style-name="T7">8 3</text:span></text:p>
          </draw:text-box>
        </draw:frame>
        <draw:frame draw:style-name="gr43" draw:text-style-name="P8" draw:layer="layout" svg:width="0.252cm" svg:height="0.217cm" svg:x="3.489cm" svg:y="3.463cm">
          <draw:text-box>
            <text:p text:style-name="P3"><text:span text:style-name="T7">6 6</text:span></text:p>
          </draw:text-box>
        </draw:frame>
        <draw:frame draw:style-name="gr43" draw:text-style-name="P8" draw:layer="layout" svg:width="0.252cm" svg:height="0.217cm" svg:x="2.457cm" svg:y="15.705cm">
          <draw:text-box>
            <text:p text:style-name="P3"><text:span text:style-name="T7">6 7</text:span></text:p>
          </draw:text-box>
        </draw:frame>
        <draw:frame draw:style-name="gr43" draw:text-style-name="P8" draw:layer="layout" svg:width="0.252cm" svg:height="0.217cm" svg:x="2.303cm" svg:y="6.826cm">
          <draw:text-box>
            <text:p text:style-name="P3"><text:span text:style-name="T7">5 3</text:span></text:p>
          </draw:text-box>
        </draw:frame>
        <draw:frame draw:style-name="gr43" draw:text-style-name="P8" draw:layer="layout" svg:width="0.252cm" svg:height="0.217cm" svg:x="1.39cm" svg:y="16.449cm">
          <draw:text-box>
            <text:p text:style-name="P3"><text:span text:style-name="T7">7 8</text:span></text:p>
          </draw:text-box>
        </draw:frame>
        <draw:frame draw:style-name="gr43" draw:text-style-name="P8" draw:layer="layout" svg:width="0.252cm" svg:height="0.217cm" svg:x="2.938cm" svg:y="2.724cm">
          <draw:text-box>
            <text:p text:style-name="P3"><text:span text:style-name="T7">7 5</text:span></text:p>
          </draw:text-box>
        </draw:frame>
        <draw:frame draw:style-name="gr43" draw:text-style-name="P8" draw:layer="layout" svg:width="0.252cm" svg:height="0.217cm" svg:x="1.549cm" svg:y="2.62cm">
          <draw:text-box>
            <text:p text:style-name="P3"><text:span text:style-name="T7">7 3</text:span></text:p>
          </draw:text-box>
        </draw:frame>
        <draw:line draw:style-name="gr44" draw:text-style-name="P2" draw:layer="layout" svg:x1="1.191cm" svg:y1="18.334cm" svg:x2="4.278cm" svg:y2="18.334cm">
          <text:p/>
        </draw:line>
        <draw:line draw:style-name="gr44" draw:text-style-name="P2" draw:layer="layout" svg:x1="1.191cm" svg:y1="18.255cm" svg:x2="1.191cm" svg:y2="18.413cm">
          <text:p/>
        </draw:line>
        <draw:line draw:style-name="gr44" draw:text-style-name="P2" draw:layer="layout" svg:x1="4.278cm" svg:y1="18.255cm" svg:x2="4.278cm" svg:y2="18.413cm">
          <text:p/>
        </draw:line>
        <draw:frame draw:style-name="gr43" draw:text-style-name="P8" draw:layer="layout" svg:width="0.252cm" svg:height="0.217cm" svg:x="4.025cm" svg:y="1.083cm">
          <draw:text-box>
            <text:p text:style-name="P3"><text:span text:style-name="T7">7 3</text:span></text:p>
          </draw:text-box>
        </draw:frame>
        <draw:frame draw:style-name="gr45" draw:text-style-name="P6" draw:layer="layout" svg:width="0.307cm" svg:height="0.251cm" svg:x="2.586cm" svg:y="18.431cm">
          <draw:text-box>
            <text:p text:style-name="P3"><text:span text:style-name="T8">0.2</text:span></text:p>
          </draw:text-box>
        </draw:frame>
        <draw:line draw:style-name="gr46" draw:text-style-name="P2" draw:layer="layout" svg:x1="8.494cm" svg:y1="7.167cm" svg:x2="12.028cm" svg:y2="7.164cm">
          <text:p/>
        </draw:line>
        <draw:frame draw:style-name="gr47" draw:text-style-name="P10" draw:layer="layout" svg:width="0.3cm" svg:height="0.433cm" svg:x="8.345cm" svg:y="6.89cm">
          <draw:text-box>
            <text:p text:style-name="P9"><text:span text:style-name="T9">/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icrosoftSansSerif1" svg:font-family="MicrosoftSansSerif"/>
    <style:font-face style:name="Tahoma1" svg:font-family="Tahoma"/>
    <style:font-face style:name="Arial" svg:font-family="Arial" style:font-pitch="variable"/>
    <style:font-face style:name="Liberation Serif1" svg:font-family="'Liberation Serif'" style:font-pitch="variable"/>
    <style:font-face style:name="MicrosoftSansSerif" svg:font-family="MicrosoftSansSerif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1cm" fo:margin-right="0.1cm" fo:page-width="32.093cm" fo:page-height="25.0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0T00:04:07.648000000</dc:date>
    <meta:editing-duration>PT13M8S</meta:editing-duration>
    <meta:editing-cycles>2</meta:editing-cycles>
    <meta:generator>LibreOffice/5.2.2.2$Windows_x86 LibreOffice_project/8f96e87c890bf8fa77463cd4b640a2312823f3ad</meta:generator>
    <meta:document-statistic meta:object-count="386"/>
  </office:meta>
</office:document-meta>
</file>